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jpeg" manifest:media-type="image/jpeg"/>
  <manifest:file-entry manifest:full-path="media/image3.emf"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551">
      <style:graphic-properties fo:wrap-option="wrap" fo:padding-top="0.05in" fo:padding-bottom="0.05in" fo:padding-left="0.1in" fo:padding-right="0.1in" draw:textarea-vertical-align="middle" draw:textarea-horizontal-align="center" draw:fill="gradient" draw:fill-gradient-name="a550" draw:stroke="solid" svg:stroke-width="0.01042in" svg:stroke-color="#4a7ebb"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9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9">
      <style:graphic-properties fo:wrap-option="wrap" fo:padding-top="0.08151in" fo:padding-bottom="0.08151in" fo:padding-left="0.16303in" fo:padding-right="0.16303in" draw:textarea-vertical-align="bottom" draw:textarea-horizontal-align="left" draw:fill="none" draw:stroke="none" draw:auto-grow-width="false" draw:auto-grow-height="false"/>
      <style:paragraph-properties style:font-independent-line-spacing="true" style:writing-mode="lr-tb"/>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05in" fo:padding-bottom="0.05in" fo:padding-left="0.1in" fo:padding-right="0.1in" draw:textarea-vertical-align="middle" draw:textarea-horizontal-align="center" draw:fill="gradient" draw:fill-gradient-name="a557" draw:stroke="solid" svg:stroke-width="0.01042in" svg:stroke-color="#4a7ebb"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8">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middle" draw:textarea-horizontal-align="center" draw:fill="gradient" draw:fill-gradient-name="a564" draw:stroke="solid" svg:stroke-width="0.01042in" svg:stroke-color="#4a7ebb"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566">
      <style:text-properties fo:font-variant="normal" fo:text-transform="none" fo:color="#a0005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0">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5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draw:fill="none" draw:stroke="solid" svg:stroke-width="0.01389in" svg:stroke-color="#000000" svg:stroke-opacity="100%"/>
    </style:style>
    <style:style style:family="paragraph" style:name="a60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Frutiga " fo:font-size="0.54167in" style:font-size-asian="0.54167in" style:font-size-complex="0.54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0.815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5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Frutiga " fo:font-size="0.54167in" style:font-size-asian="0.54167in" style:font-size-complex="0.54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0.815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1">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a0005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1">
      <style:graphic-properties fo:wrap-option="wrap" fo:padding-top="0.08151in" fo:padding-bottom="0.08151in" fo:padding-left="0.16303in" fo:padding-right="0.16303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9">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4">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0">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6">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0">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1">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6">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83">
      <style:graphic-properties draw:fill="none" draw:stroke="solid" svg:stroke-width="0.01389in" svg:stroke-color="#000000" svg:stroke-opacity="100%"/>
    </style:style>
    <style:style style:family="presentation" style:name="a625">
      <style:graphic-properties draw:fill="none" draw:stroke="solid" svg:stroke-width="0.01389in" svg:stroke-color="#000000" svg:stroke-opacity="100%"/>
    </style:style>
    <style:style style:family="presentation" style:name="a984">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presentation" style:name="a626">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graphic-properties fo:wrap-option="wrap" fo:padding-top="0.08151in" fo:padding-bottom="0.08151in" fo:padding-left="0.16303in" fo:padding-right="0.1630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2">
      <style:graphic-properties fo:wrap-option="wrap" fo:padding-top="0.05in" fo:padding-bottom="0.05in" fo:padding-left="0.1in" fo:padding-right="0.1in" draw:textarea-vertical-align="top" draw:textarea-horizontal-align="left" draw:fill="solid" draw:fill-color="#a00054" draw:opacity="100%" draw:stroke="none" draw:auto-grow-width="false" draw:auto-grow-height="false"/>
      <style:paragraph-properties style:font-independent-line-spacing="true" style:writing-mode="lr-tb"/>
    </style:style>
    <style:style style:family="drawing-page" style:name="a9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0">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left" style:tab-stop-distance="0.5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23">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4">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8">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graphic-properties fo:wrap-option="wrap" fo:padding-top="0.08151in" fo:padding-bottom="0.08151in" fo:padding-left="0.16303in" fo:padding-right="0.16303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1">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3">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9">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8">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9">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a00054" style:text-line-through-type="none" style:text-line-through-style="none" style:text-line-through-width="auto" style:text-line-through-color="font-color" style:text-position="0% 100%" fo:font-family="Arial" style:font-family-generic="swiss" style:font-pitch="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8">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4">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50%" fo:text-align="left" style:tab-stop-distance="0.5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015">
      <style:graphic-properties draw:fill="none" draw:stroke="solid" svg:stroke-width="0.01389in" svg:stroke-color="#000000" svg:stroke-opacity="100%"/>
    </style:style>
    <style:style style:family="presentation" style:name="a1016">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0.5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1f497d" style:text-line-through-type="none" style:text-line-through-style="none" style:text-line-through-width="auto" style:text-line-through-color="font-color" style:text-position="0% 100%" fo:font-family="Calibri"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0.5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08151in" fo:padding-bottom="0.08151in" fo:padding-left="0.16303in" fo:padding-right="0.16303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a00054" style:text-line-through-type="none" style:text-line-through-style="none" style:text-line-through-width="auto" style:text-line-through-color="font-color" style:text-position="0% 100%" fo:font-family="Arial" style:font-family-generic="swiss" style:font-pitch="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20">
      <style:graphic-properties fo:wrap-option="wrap" fo:padding-top="0.08151in" fo:padding-bottom="0.08151in" fo:padding-left="0.16303in" fo:padding-right="0.16303in" draw:textarea-vertical-align="bottom" draw:textarea-horizontal-align="left" draw:fill="none" draw:stroke="none" draw:auto-grow-width="false" draw:auto-grow-height="false"/>
      <style:paragraph-properties style:font-independent-line-spacing="true" style:writing-mode="lr-tb"/>
    </style:style>
    <style:style style:family="paragraph" style:name="a865">
      <style:paragraph-properties fo:line-height="150%" fo:text-align="left" style:tab-stop-distance="0.5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4">
      <style:text-properties fo:font-variant="normal" fo:text-transform="none" fo:color="#a00054" style:text-line-through-type="none" style:text-line-through-style="none" style:text-line-through-width="auto" style:text-line-through-color="font-color" style:text-position="0% 100%" fo:font-family="Arial" style:font-family-asian="Frutiga"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5">
      <style:text-properties fo:font-variant="normal" fo:text-transform="none" fo:color="#a00054" style:text-line-through-type="none" style:text-line-through-style="none" style:text-line-through-width="auto" style:text-line-through-color="font-color" style:text-position="0% 100%" fo:font-family="Arial" style:font-family-asian="Frutiga"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0">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rial" style:font-family-asian="Frutiga"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rial" style:font-family-asian="Frutiga"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rial" style:font-family-asian="Frutiga"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1">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5">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00">
      <style:graphic-properties fo:wrap-option="wrap" fo:padding-top="0.08151in" fo:padding-bottom="0.08151in" fo:padding-left="0.16303in" fo:padding-right="0.16303in" draw:textarea-vertical-align="bottom" draw:textarea-horizontal-align="left" draw:fill="none" draw:stroke="none" draw:auto-grow-width="false" draw:auto-grow-height="false"/>
      <style:paragraph-properties style:font-independent-line-spacing="true" style:writing-mode="lr-tb"/>
    </style:style>
    <style:style style:family="paragraph" style:name="a6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3">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9">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5">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15" style:parent-style-name="Graphics">
      <style:graphic-properties draw:fill="none" draw:stroke="non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100%" fo:text-align="left" style:tab-stop-distance="0.5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rial" style:font-family-asian="Frutiga"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a00054"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a00054"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a00054"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7">
      <style:text-properties fo:font-variant="normal" fo:text-transform="none" fo:color="#a0005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a0005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5">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6">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1">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8">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9">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generic="swiss" style:font-family-generic-asian="swiss"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2">
      <style:graphic-properties fo:wrap-option="wrap" fo:padding-top="0.05in" fo:padding-bottom="0.05in" fo:padding-left="0.1in" fo:padding-right="0.1in" draw:textarea-vertical-align="middle" draw:textarea-horizontal-align="center" draw:fill="gradient" draw:fill-gradient-name="a521" draw:stroke="solid" svg:stroke-width="0.01042in" svg:stroke-color="#4a7ebb"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919">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a00054" style:text-line-through-type="none" style:text-line-through-style="none" style:text-line-through-width="auto" style:text-line-through-color="font-color" style:text-position="0% 100%" fo:font-family="Calibri" style:font-family-asian="Calibri" style:font-family-complex="Calibri"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a0005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rial" style:font-family-asian="Frutiga"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05in" fo:padding-bottom="0.05in" fo:padding-left="0.1in" fo:padding-right="0.1in" draw:textarea-vertical-align="middle" draw:textarea-horizontal-align="center" draw:fill="gradient" draw:fill-gradient-name="a528" draw:stroke="solid" svg:stroke-width="0.01042in" svg:stroke-color="#4a7ebb"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paragraph" style:name="a4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9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94">
      <style:text-properties fo:font-variant="normal" fo:text-transform="none" fo:color="#a00054" style:text-line-through-type="none" style:text-line-through-style="none" style:text-line-through-width="auto" style:text-line-through-color="font-color" style:text-position="0% 100%" fo:font-family="Arial" style:font-family-asian="Frutiga"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98">
      <style:graphic-properties draw:fill="none" draw:stroke="solid" svg:stroke-width="0.01389in" svg:stroke-color="#000000" svg:stroke-opacity="100%"/>
    </style:style>
    <style:style style:family="text" style:name="a723">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paragraph" style:name="a724">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9">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3">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generic="swiss" style:font-family-generic-asian="swiss"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style:font-family-asian="Times New Roman" style:font-family-generic="swiss" style:font-family-generic-asian="roman"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Arial" style:font-family-asian="Times New Roman" style:font-family-generic="swiss" style:font-family-generic-asian="roman" style:font-pitch="variable" style:font-pitch-asian="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9">
      <style:text-properties fo:font-variant="normal" fo:text-transform="none" fo:color="#a0005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1">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36">
      <style:graphic-properties fo:wrap-option="wrap" fo:padding-top="0.05in" fo:padding-bottom="0.05in" fo:padding-left="0.1in" fo:padding-right="0.1in" draw:textarea-vertical-align="middle" draw:textarea-horizontal-align="center" draw:fill="gradient" draw:fill-gradient-name="a535" draw:stroke="solid" svg:stroke-width="0.01042in" svg:stroke-color="#4a7ebb"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presentation" style:name="a895">
      <style:graphic-properties draw:fill="none" draw:stroke="solid" svg:stroke-width="0.01389in" svg:stroke-color="#000000" svg:stroke-opacity="100%"/>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6">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generic="roman"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a0005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4">
      <style:graphic-properties fo:wrap-option="wrap" fo:padding-top="0.05in" fo:padding-bottom="0.05in" fo:padding-left="0.1in" fo:padding-right="0.1in" draw:textarea-vertical-align="middle" draw:textarea-horizontal-align="center" draw:fill="gradient" draw:fill-gradient-name="a543" draw:stroke="solid" svg:stroke-width="0.01042in" svg:stroke-color="#4a7ebb" svg:stroke-opacity="100%" svg:stroke-linecap="butt" draw:shadow="visible" draw:shadow-offset-x="0in" draw:shadow-offset-y="0.02515in" draw:shadow-color="#000000" draw:shadow-opacity="35%"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1f497d" style:text-line-through-type="none" style:text-line-through-style="none" style:text-line-through-width="auto" style:text-line-through-color="font-color" style:text-position="0% 100%" fo:font-family="Calibri" style:font-family-asian="Calibri" style:font-family-generic="swiss" style:font-family-generic-asian="swiss" style:font-pitch="variable" style:font-pitch-asian="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0">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44">
      <style:graphic-properties draw:fill="none" draw:stroke="solid" svg:stroke-width="0.01389in" svg:stroke-color="#000000" svg:stroke-opacity="100%"/>
    </style:style>
    <style:style style:family="presentation" style:name="a945">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2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0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8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0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3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8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6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3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9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4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65">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in" text:min-label-width="0.375in"/>
        <style:text-properties fo:font-family="Symbol" style:font-family-generic="roman" style:font-pitch="variable" style:font-charset="x-symbol" fo:font-size="100%"/>
      </text:list-level-style-bullet>
      <text:list-level-style-bullet text:level="3" text:bullet-char="">
        <style:list-level-properties text:space-before="1in" text:min-label-width="0.375in"/>
        <style:text-properties fo:font-family="Symbol" style:font-family-generic="roman" style:font-pitch="variable" style:font-charset="x-symbol" fo:font-size="100%"/>
      </text:list-level-style-bullet>
      <text:list-level-style-bullet text:level="4" text:bullet-char="">
        <style:list-level-properties text:space-before="1.5in" text:min-label-width="0.375in"/>
        <style:text-properties fo:font-family="Symbol" style:font-family-generic="roman" style:font-pitch="variable" style:font-charset="x-symbol" fo:font-size="100%"/>
      </text:list-level-style-bullet>
      <text:list-level-style-bullet text:level="5" text:bullet-char="">
        <style:list-level-properties text:space-before="2in" text:min-label-width="0.375in"/>
        <style:text-properties fo:font-family="Symbol" style:font-family-generic="roman" style:font-pitch="variable" style:font-charset="x-symbol" fo:font-size="100%"/>
      </text:list-level-style-bullet>
      <text:list-level-style-bullet text:level="6" text:bullet-char="">
        <style:list-level-properties text:space-before="2.5in" text:min-label-width="0.375in"/>
        <style:text-properties fo:font-family="Symbol" style:font-family-generic="roman" style:font-pitch="variable" style:font-charset="x-symbol" fo:font-size="100%"/>
      </text:list-level-style-bullet>
      <text:list-level-style-bullet text:level="7" text:bullet-char="">
        <style:list-level-properties text:space-before="3in" text:min-label-width="0.375in"/>
        <style:text-properties fo:font-family="Symbol" style:font-family-generic="roman" style:font-pitch="variable" style:font-charset="x-symbol" fo:font-size="100%"/>
      </text:list-level-style-bullet>
      <text:list-level-style-bullet text:level="8" text:bullet-char="">
        <style:list-level-properties text:space-before="3.5in" text:min-label-width="0.375in"/>
        <style:text-properties fo:font-family="Symbol" style:font-family-generic="roman" style:font-pitch="variable" style:font-charset="x-symbol" fo:font-size="100%"/>
      </text:list-level-style-bullet>
      <text:list-level-style-bullet text:level="9" text:bullet-char="">
        <style:list-level-properties text:space-before="4in" text:min-label-width="0.375in"/>
        <style:text-properties fo:font-family="Symbol" style:font-family-generic="roman" style:font-pitch="variable" style:font-charset="x-symbol" fo:font-size="100%"/>
      </text:list-level-style-bullet>
    </text:list-style>
    <text:list-style style:name="a66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4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1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7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4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2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7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87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64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57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92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92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0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0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3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59">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4375in" text:min-label-width="0.375in"/>
        <style:text-properties fo:font-family="Symbol" style:font-family-generic="roman" style:font-pitch="variable" style:font-charset="x-symbol" fo:font-size="100%"/>
      </text:list-level-style-bullet>
      <text:list-level-style-bullet text:level="3" text:bullet-char="">
        <style:list-level-properties text:space-before="0.875in" text:min-label-width="0.375in"/>
        <style:text-properties fo:font-family="Symbol" style:font-family-generic="roman" style:font-pitch="variable" style:font-charset="x-symbol" fo:font-size="100%"/>
      </text:list-level-style-bullet>
      <text:list-level-style-bullet text:level="4" text:bullet-char="">
        <style:list-level-properties text:space-before="1.375in" text:min-label-width="0.375in"/>
        <style:text-properties fo:font-family="Symbol" style:font-family-generic="roman" style:font-pitch="variable" style:font-charset="x-symbol" fo:font-size="100%"/>
      </text:list-level-style-bullet>
      <text:list-level-style-bullet text:level="5" text:bullet-char="">
        <style:list-level-properties text:space-before="1.875in" text:min-label-width="0.375in"/>
        <style:text-properties fo:font-family="Symbol" style:font-family-generic="roman" style:font-pitch="variable" style:font-charset="x-symbol" fo:font-size="100%"/>
      </text:list-level-style-bullet>
      <text:list-level-style-bullet text:level="6" text:bullet-char="">
        <style:list-level-properties text:space-before="2.375in" text:min-label-width="0.375in"/>
        <style:text-properties fo:font-family="Symbol" style:font-family-generic="roman" style:font-pitch="variable" style:font-charset="x-symbol" fo:font-size="100%"/>
      </text:list-level-style-bullet>
      <text:list-level-style-bullet text:level="7" text:bullet-char="">
        <style:list-level-properties text:space-before="2.875in" text:min-label-width="0.375in"/>
        <style:text-properties fo:font-family="Symbol" style:font-family-generic="roman" style:font-pitch="variable" style:font-charset="x-symbol" fo:font-size="100%"/>
      </text:list-level-style-bullet>
      <text:list-level-style-bullet text:level="8" text:bullet-char="">
        <style:list-level-properties text:space-before="3.375in" text:min-label-width="0.375in"/>
        <style:text-properties fo:font-family="Symbol" style:font-family-generic="roman" style:font-pitch="variable" style:font-charset="x-symbol" fo:font-size="100%"/>
      </text:list-level-style-bullet>
      <text:list-level-style-bullet text:level="9" text:bullet-char="">
        <style:list-level-properties text:space-before="3.875in" text:min-label-width="0.375in"/>
        <style:text-properties fo:font-family="Symbol" style:font-family-generic="roman" style:font-pitch="variable" style:font-charset="x-symbol" fo:font-size="100%"/>
      </text:list-level-style-bullet>
    </text:list-style>
    <text:list-style style:name="a76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3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6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9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6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70">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5in" text:min-label-width="0.375in"/>
        <style:text-properties fo:font-family="Symbol" style:font-family-generic="roman" style:font-pitch="variable" style:font-charset="x-symbol" fo:font-size="100%"/>
      </text:list-level-style-bullet>
      <text:list-level-style-bullet text:level="3" text:bullet-char="">
        <style:list-level-properties text:space-before="1in" text:min-label-width="0.375in"/>
        <style:text-properties fo:font-family="Symbol" style:font-family-generic="roman" style:font-pitch="variable" style:font-charset="x-symbol" fo:font-size="100%"/>
      </text:list-level-style-bullet>
      <text:list-level-style-bullet text:level="4" text:bullet-char="">
        <style:list-level-properties text:space-before="1.5in" text:min-label-width="0.375in"/>
        <style:text-properties fo:font-family="Symbol" style:font-family-generic="roman" style:font-pitch="variable" style:font-charset="x-symbol" fo:font-size="100%"/>
      </text:list-level-style-bullet>
      <text:list-level-style-bullet text:level="5" text:bullet-char="">
        <style:list-level-properties text:space-before="2in" text:min-label-width="0.375in"/>
        <style:text-properties fo:font-family="Symbol" style:font-family-generic="roman" style:font-pitch="variable" style:font-charset="x-symbol" fo:font-size="100%"/>
      </text:list-level-style-bullet>
      <text:list-level-style-bullet text:level="6" text:bullet-char="">
        <style:list-level-properties text:space-before="2.5in" text:min-label-width="0.375in"/>
        <style:text-properties fo:font-family="Symbol" style:font-family-generic="roman" style:font-pitch="variable" style:font-charset="x-symbol" fo:font-size="100%"/>
      </text:list-level-style-bullet>
      <text:list-level-style-bullet text:level="7" text:bullet-char="">
        <style:list-level-properties text:space-before="3in" text:min-label-width="0.375in"/>
        <style:text-properties fo:font-family="Symbol" style:font-family-generic="roman" style:font-pitch="variable" style:font-charset="x-symbol" fo:font-size="100%"/>
      </text:list-level-style-bullet>
      <text:list-level-style-bullet text:level="8" text:bullet-char="">
        <style:list-level-properties text:space-before="3.5in" text:min-label-width="0.375in"/>
        <style:text-properties fo:font-family="Symbol" style:font-family-generic="roman" style:font-pitch="variable" style:font-charset="x-symbol" fo:font-size="100%"/>
      </text:list-level-style-bullet>
      <text:list-level-style-bullet text:level="9" text:bullet-char="">
        <style:list-level-properties text:space-before="4in" text:min-label-width="0.375in"/>
        <style:text-properties fo:font-family="Symbol" style:font-family-generic="roman" style:font-pitch="variable" style:font-charset="x-symbol" fo:font-size="100%"/>
      </text:list-level-style-bullet>
    </text:list-style>
    <text:list-style style:name="a99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2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9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2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0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65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3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1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62">
      <text:list-level-style-bullet text:level="1" text:bullet-char="">
        <style:list-level-properties text:space-before="0in" text:min-label-width="0.375in"/>
        <style:text-properties fo:font-family="Symbol" style:font-family-generic="roman" style:font-pitch="variable" style:font-charset="x-symbol" fo:font-size="100%"/>
      </text:list-level-style-bullet>
      <text:list-level-style-bullet text:level="2" text:bullet-char="">
        <style:list-level-properties text:space-before="0.4375in" text:min-label-width="0.375in"/>
        <style:text-properties fo:font-family="Symbol" style:font-family-generic="roman" style:font-pitch="variable" style:font-charset="x-symbol" fo:font-size="100%"/>
      </text:list-level-style-bullet>
      <text:list-level-style-bullet text:level="3" text:bullet-char="">
        <style:list-level-properties text:space-before="0.875in" text:min-label-width="0.375in"/>
        <style:text-properties fo:font-family="Symbol" style:font-family-generic="roman" style:font-pitch="variable" style:font-charset="x-symbol" fo:font-size="100%"/>
      </text:list-level-style-bullet>
      <text:list-level-style-bullet text:level="4" text:bullet-char="">
        <style:list-level-properties text:space-before="1.375in" text:min-label-width="0.375in"/>
        <style:text-properties fo:font-family="Symbol" style:font-family-generic="roman" style:font-pitch="variable" style:font-charset="x-symbol" fo:font-size="100%"/>
      </text:list-level-style-bullet>
      <text:list-level-style-bullet text:level="5" text:bullet-char="">
        <style:list-level-properties text:space-before="1.875in" text:min-label-width="0.375in"/>
        <style:text-properties fo:font-family="Symbol" style:font-family-generic="roman" style:font-pitch="variable" style:font-charset="x-symbol" fo:font-size="100%"/>
      </text:list-level-style-bullet>
      <text:list-level-style-bullet text:level="6" text:bullet-char="">
        <style:list-level-properties text:space-before="2.375in" text:min-label-width="0.375in"/>
        <style:text-properties fo:font-family="Symbol" style:font-family-generic="roman" style:font-pitch="variable" style:font-charset="x-symbol" fo:font-size="100%"/>
      </text:list-level-style-bullet>
      <text:list-level-style-bullet text:level="7" text:bullet-char="">
        <style:list-level-properties text:space-before="2.875in" text:min-label-width="0.375in"/>
        <style:text-properties fo:font-family="Symbol" style:font-family-generic="roman" style:font-pitch="variable" style:font-charset="x-symbol" fo:font-size="100%"/>
      </text:list-level-style-bullet>
      <text:list-level-style-bullet text:level="8" text:bullet-char="">
        <style:list-level-properties text:space-before="3.375in" text:min-label-width="0.375in"/>
        <style:text-properties fo:font-family="Symbol" style:font-family-generic="roman" style:font-pitch="variable" style:font-charset="x-symbol" fo:font-size="100%"/>
      </text:list-level-style-bullet>
      <text:list-level-style-bullet text:level="9" text:bullet-char="">
        <style:list-level-properties text:space-before="3.875in" text:min-label-width="0.375in"/>
        <style:text-properties fo:font-family="Symbol" style:font-family-generic="roman" style:font-pitch="variable" style:font-charset="x-symbol" fo:font-size="100%"/>
      </text:list-level-style-bullet>
    </text:list-style>
    <text:list-style style:name="a61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4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9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6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4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9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7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4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82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9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7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2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0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5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7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office:automatic-styles>
  <office:body>
    <office:presentation>
      <draw:page draw:name="Slide40" draw:style-name="a473" draw:master-page-name="Master1-Layout5-cust-Blank-slide-for-graphs-and-large-illustrations" presentation:presentation-page-layout-name="Master1-PPL5" draw:id="Slide-295">
        <draw:frame draw:id="id50" draw:style-name="a493" draw:name="Title 2" svg:x="1.31727in" svg:y="1.69329in" svg:width="10.69879in" svg:height="4.95342in">
          <draw:text-box>
            <text:p text:style-name="a476" text:class-names="" text:cond-style-name=""><text:span text:style-name="a474" text:class-names=""><text:s text:c="1"/></text:span><text:span text:style-name="a475" text:class-names=""><text:line-break/></text:span></text:p>
            <text:p text:style-name="a480" text:class-names="" text:cond-style-name=""><text:span text:style-name="a477" text:class-names="">Thursday 18 February 2021</text:span><text:span text:style-name="a478" text:class-names=""><text:line-break/></text:span><text:span text:style-name="a479" text:class-names="">2pm-3pm</text:span></text:p>
            <text:p text:style-name="a482" text:class-names="" text:cond-style-name=""><text:span text:style-name="a481" text:class-names=""/></text:p>
            <text:p text:style-name="a486" text:class-names="" text:cond-style-name=""><text:span text:style-name="a483" text:class-names="">#</text:span><text:span text:style-name="a484" text:class-names="">LGBTHealthLibs</text:span><text:span text:style-name="a485" text:class-names=""/></text:p>
            <text:p text:style-name="a488" text:class-names="" text:cond-style-name=""><text:span text:style-name="a487" text:class-names=""/></text:p>
            <text:p text:style-name="a492" text:class-names="" text:cond-style-name=""><text:span text:style-name="a489" text:class-names="">Please note that this event is being recorded</text:span><text:span text:style-name="a490" text:class-names=""><text:s text:c="1"/></text:span><text:span text:style-name="a491" text:class-names=""><text:line-break/></text:span></text:p>
          </draw:text-box>
          <svg:title/>
          <svg:desc/>
        </draw:frame>
        <draw:frame draw:id="id51" presentation:style-name="a497" draw:name="Title 1" svg:x="0.91667in" svg:y="1.13931in" svg:width="11.5in" svg:height="1.44965in" presentation:class="title" presentation:placeholder="false">
          <draw:text-box>
            <text:p text:style-name="a496" text:class-names="" text:cond-style-name=""><text:span text:style-name="a494" text:class-names="">Welcome to <text:line-break/>LGBT+ History Event for Health Libraries</text:span><text:span text:style-name="a495" text:class-names=""/></text:p>
          </draw:text-box>
          <svg:title/>
          <svg:desc/>
        </draw:frame>
        <presentation:notes draw:style-name="a504">
          <draw:page-thumbnail draw:page-number="1" svg:x="-0.56944in" svg:y="2.49826in" svg:width="11.99479in" svg:height="6.74826in" presentation:class="page" draw:id="id52" presentation:style-name="a498" draw:name="Slide Image Placeholder 1">
            <svg:title/>
            <svg:desc/>
          </draw:page-thumbnail>
          <draw:frame draw:id="id53" presentation:style-name="a499" draw:name="Notes Placeholder 2" svg:x="1.08559in" svg:y="9.62051in" svg:width="8.68472in" svg:height="7.87132in" presentation:class="notes" presentation:placeholder="true">
            <draw:text-box/>
            <svg:title/>
            <svg:desc/>
          </draw:frame>
          <draw:frame draw:id="id54" draw:style-name="a503" draw:name="Slide Number Placeholder 3" svg:x="6.14917in" svg:y="18.98766in" svg:width="4.70422in" svg:height="1.003in">
            <draw:text-box>
              <text:p text:style-name="a502" text:class-names="" text:cond-style-name=""><text:span text:style-name="a500" text:class-names=""><text:page-number style:num-format="1" text:fixed="false">1</text:page-number></text:span><text:span text:style-name="a501" text:class-names=""/></text:p>
            </draw:text-box>
            <svg:title/>
            <svg:desc/>
          </draw:frame>
        </presentation:notes>
      </draw:page>
      <draw:page draw:name="Slide114" draw:style-name="a505" draw:master-page-name="Master1-Layout3-cust-Title-slide,-subtitle-and-text" presentation:presentation-page-layout-name="Master1-PPL3" draw:id="Slide-369">
        <draw:frame draw:id="id55" presentation:style-name="a511" draw:name="Title 4" svg:x="0.56695in" svg:y="0.70053in" svg:width="11.33333in" svg:height="0.74305in" presentation:class="title" presentation:placeholder="false">
          <draw:text-box>
            <text:p text:style-name="a508" text:class-names="" text:cond-style-name=""><text:span text:style-name="a506" text:class-names="">Quick guide to MS Teams</text:span><text:span text:style-name="a507" text:class-names=""/></text:p>
            <text:p text:style-name="a510" text:class-names="" text:cond-style-name=""><text:span text:style-name="a509" text:class-names=""/></text:p>
          </draw:text-box>
          <svg:title/>
          <svg:desc/>
        </draw:frame>
        <draw:frame draw:id="id56" draw:style-name="a514" draw:name="TextBox 1" svg:x="1.33836in" svg:y="1.62677in" svg:width="10.93258in" svg:height="0.70684in">
          <draw:text-box>
            <text:p text:style-name="a513" text:class-names="" text:cond-style-name=""><text:span text:style-name="a512" text:class-names="">Participants – please ensure you are on mute to minimise disruption from background noise and use the chat function to ask questions.</text:span></text:p>
          </draw:text-box>
          <svg:title/>
          <svg:desc/>
        </draw:frame>
        <draw:frame draw:id="id57" draw:style-name="a515" draw:name="Picture 3" svg:x="3.32712in" svg:y="3.74302in" svg:width="6.51042in" svg:height="0.8125in" style:rel-width="scale" style:rel-height="scale">
          <draw:image xlink:href="media/image1.png" xlink:type="simple" xlink:show="embed" xlink:actuate="onLoad"/>
          <svg:title/>
          <svg:desc>Screenshot of the menu bar on MS teams</svg:desc>
        </draw:frame>
        <draw:frame draw:id="id58" draw:style-name="a518" draw:name="TextBox 19" svg:x="2.79075in" svg:y="2.68592in" svg:width="2.73742in" svg:height="0.40391in">
          <draw:text-box>
            <text:p text:style-name="a517" text:class-names="" text:cond-style-name=""><text:span text:style-name="a516" text:class-names="">Camera on/off</text:span></text:p>
          </draw:text-box>
          <svg:title/>
          <svg:desc/>
        </draw:frame>
        <draw:custom-shape svg:width="0.72752in" svg:height="0.30811in" draw:id="id59" draw:style-name="a522" draw:transform="translate(-0.36376in -0.15406in) rotate(-1.5708) translate(3.84639in 3.48454in)" draw:name="Arrow: Right 18">
          <svg:title/>
          <svg:desc>Points to camera image on ms teams menu bar </svg:desc>
          <text:p text:style-name="a520" text:class-names="" text:cond-style-name=""><text:span text:style-name="a519"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7026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60" draw:style-name="a525" draw:name="TextBox 17" svg:x="3.95546in" svg:y="5.19514in" svg:width="1.84392in" svg:height="0.40391in">
          <draw:text-box>
            <text:p text:style-name="a524" text:class-names="" text:cond-style-name=""><text:span text:style-name="a523" text:class-names="">Mute/unmute</text:span></text:p>
          </draw:text-box>
          <svg:title/>
          <svg:desc/>
        </draw:frame>
        <draw:custom-shape svg:width="0.72752in" svg:height="0.30811in" draw:id="id61" draw:style-name="a529" draw:transform="translate(-0.36376in -0.15406in) rotate(-4.71239) translate(4.63531in 4.69438in)" draw:name="Arrow: Right 16">
          <svg:title/>
          <svg:desc>points to microphone button on ms teams menu bar</svg:desc>
          <text:p text:style-name="a527" text:class-names="" text:cond-style-name=""><text:span text:style-name="a526"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7026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62" draw:style-name="a532" draw:name="TextBox 15" svg:x="5.71474in" svg:y="2.71499in" svg:width="1.28014in" svg:height="0.40391in">
          <draw:text-box>
            <text:p text:style-name="a531" text:class-names="" text:cond-style-name=""><text:span text:style-name="a530" text:class-names="">Options</text:span></text:p>
          </draw:text-box>
          <svg:title/>
          <svg:desc/>
        </draw:frame>
        <draw:custom-shape svg:width="0.72752in" svg:height="0.30811in" draw:id="id63" draw:style-name="a536" draw:transform="translate(-0.36376in -0.15406in) rotate(-1.5708) translate(6.23362in 3.50732in)" draw:name="Arrow: Right 14">
          <svg:title/>
          <svg:desc>Points to three dots button on ms teams menu bar</svg:desc>
          <text:p text:style-name="a534" text:class-names="" text:cond-style-name=""><text:span text:style-name="a533"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7026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64" draw:style-name="a540" draw:name="TextBox 11" svg:x="6.1713in" svg:y="5.20967in" svg:width="2.07549in" svg:height="0.40391in">
          <draw:text-box>
            <text:p text:style-name="a539" text:class-names="" text:cond-style-name=""><text:span text:style-name="a537" text:class-names="">Raise hand<text:s text:c="1"/></text:span><text:span text:style-name="a538" text:class-names=""/></text:p>
          </draw:text-box>
          <svg:title/>
          <svg:desc/>
        </draw:frame>
        <draw:custom-shape svg:width="0.72752in" svg:height="0.30811in" draw:id="id65" draw:style-name="a544" draw:transform="translate(-0.36376in -0.15406in) rotate(-4.71239) translate(7.05499in 4.72528in)" draw:name="Arrow: Right 12">
          <svg:title/>
          <svg:desc>Points to hand button on ms teams menu bar</svg:desc>
          <text:p text:style-name="a542" text:class-names="" text:cond-style-name=""><text:span text:style-name="a541"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7026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66" draw:style-name="a547" draw:name="TextBox 9" svg:x="7.57363in" svg:y="2.69997in" svg:width="1.15584in" svg:height="0.40391in">
          <draw:text-box>
            <text:p text:style-name="a546" text:class-names="" text:cond-style-name=""><text:span text:style-name="a545" text:class-names="">Chat</text:span></text:p>
          </draw:text-box>
          <svg:title/>
          <svg:desc/>
        </draw:frame>
        <draw:custom-shape svg:width="0.72752in" svg:height="0.30811in" draw:id="id67" draw:style-name="a551" draw:transform="translate(-0.36376in -0.15406in) rotate(-1.5708) translate(7.89265in 3.48454in)" draw:name="Arrow: Right 10">
          <svg:title/>
          <svg:desc>points to the speech bubble button on ms teams menu bar</svg:desc>
          <text:p text:style-name="a549" text:class-names="" text:cond-style-name=""><text:span text:style-name="a548"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7026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68" draw:style-name="a554" draw:name="TextBox 7" svg:x="8.55649in" svg:y="5.16963in" svg:width="1.49351in" svg:height="0.70684in">
          <draw:text-box>
            <text:p text:style-name="a553" text:class-names="" text:cond-style-name=""><text:span text:style-name="a552" text:class-names="">View participants</text:span></text:p>
          </draw:text-box>
          <svg:title/>
          <svg:desc/>
        </draw:frame>
        <draw:custom-shape svg:width="0.72752in" svg:height="0.30811in" draw:id="id69" draw:style-name="a558" draw:transform="translate(-0.36376in -0.15406in) rotate(-4.71239) translate(8.77444in 4.67293in)" draw:name="Arrow: Right 5">
          <svg:title/>
          <svg:desc>points to the two figures button on the MS teams menu bar </svg:desc>
          <text:p text:style-name="a556" text:class-names="" text:cond-style-name=""><text:span text:style-name="a555"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7026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70" draw:style-name="a561" draw:name="TextBox 21" svg:x="10.02538in" svg:y="2.75046in" svg:width="1.1761in" svg:height="0.70684in">
          <draw:text-box>
            <text:p text:style-name="a560" text:class-names="" text:cond-style-name=""><text:span text:style-name="a559" text:class-names="">Leave meeting<text:s text:c="1"/></text:span></text:p>
          </draw:text-box>
          <svg:title/>
          <svg:desc/>
        </draw:frame>
        <draw:custom-shape svg:width="0.72752in" svg:height="0.30811in" draw:id="id71" draw:style-name="a565" draw:transform="translate(-0.36376in -0.15406in) rotate(-2.42215) translate(9.71984in 3.53389in)" draw:name="Arrow: Right 20">
          <svg:title/>
          <svg:desc>Points to the red 'end call' button on the ms teams menu bar</svg:desc>
          <text:p text:style-name="a563" text:class-names="" text:cond-style-name=""><text:span text:style-name="a562"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7026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id="id72" draw:style-name="a569" draw:name="TextBox 22" svg:x="10.15518in" svg:y="4.98233in" svg:width="1.50346in" svg:height="1.75026in">
          <draw:text-box>
            <text:p text:style-name="a568" text:class-names="" text:cond-style-name=""><text:span text:style-name="a566" text:class-names="">Tip</text:span><text:span text:style-name="a567" text:class-names=""><text:s text:c="1"/>if this menu disappears from view, move your mouse to bring it back</text:span></text:p>
          </draw:text-box>
          <svg:title/>
          <svg:desc/>
        </draw:frame>
        <presentation:notes draw:style-name="a582">
          <draw:page-thumbnail draw:page-number="2" svg:x="-0.56944in" svg:y="2.49826in" svg:width="11.99479in" svg:height="6.74826in" presentation:class="page" draw:id="id73" presentation:style-name="a570" draw:name="Slide Image Placeholder 1">
            <svg:title/>
            <svg:desc/>
          </draw:page-thumbnail>
          <draw:frame draw:id="id74" presentation:style-name="a577" draw:name="Notes Placeholder 2" svg:x="1.08559in" svg:y="9.62051in" svg:width="8.68472in" svg:height="7.87132in" presentation:class="notes" presentation:placeholder="false">
            <draw:text-box>
              <text:list text:style-name="a573">
                <text:list-item>
                  <text:list text:style-name="a573">
                    <text:list-item>
                      <text:p text:style-name="a572" text:class-names="" text:cond-style-name=""><text:span text:style-name="a571" text:class-names=""/></text:p>
                    </text:list-item>
                  </text:list>
                </text:list-item>
              </text:list>
              <text:list text:style-name="a576">
                <text:list-item>
                  <text:list text:style-name="a576">
                    <text:list-item>
                      <text:p text:style-name="a575" text:class-names="" text:cond-style-name=""><text:span text:style-name="a574" text:class-names=""/></text:p>
                    </text:list-item>
                  </text:list>
                </text:list-item>
              </text:list>
            </draw:text-box>
            <svg:title/>
            <svg:desc/>
          </draw:frame>
          <draw:frame draw:id="id75" draw:style-name="a581" draw:name="Slide Number Placeholder 3" svg:x="6.14917in" svg:y="18.98766in" svg:width="4.70422in" svg:height="1.003in">
            <draw:text-box>
              <text:p text:style-name="a580" text:class-names="" text:cond-style-name=""><text:span text:style-name="a578" text:class-names=""><text:page-number style:num-format="1" text:fixed="false">2</text:page-number></text:span><text:span text:style-name="a579" text:class-names=""/></text:p>
            </draw:text-box>
            <svg:title/>
            <svg:desc/>
          </draw:frame>
        </presentation:notes>
      </draw:page>
      <draw:page draw:name="Slide39" draw:style-name="a583" draw:master-page-name="Master1-Layout2-cust-Slide-title,-text-and-photo" presentation:presentation-page-layout-name="Master1-PPL2" draw:id="Slide-294">
        <draw:frame draw:id="id76" presentation:style-name="a586" draw:name="Title 1" svg:x="0.27498in" svg:y="0.18446in" svg:width="11.33333in" svg:height="0.74305in" presentation:class="title" presentation:placeholder="false">
          <draw:text-box>
            <text:p text:style-name="a585" text:class-names="" text:cond-style-name=""><text:span text:style-name="a584" text:class-names="">Safe space</text:span></text:p>
          </draw:text-box>
          <svg:title/>
          <svg:desc/>
        </draw:frame>
        <draw:frame draw:id="id77" presentation:style-name="a592" draw:name="Text Placeholder 2" svg:x="0.27498in" svg:y="1.09322in" svg:width="2.94974in" svg:height="5.3386in" presentation:class="outline" presentation:placeholder="false">
          <draw:text-box>
            <text:list text:style-name="a591">
              <text:list-item>
                <text:p text:style-name="a590" text:class-names="" text:cond-style-name=""><text:span text:style-name="a587" text:class-names="">This is a welcoming event for all hosts,<text:s text:c="1"/></text:span><text:span text:style-name="a588" text:class-names="">panelists</text:span><text:span text:style-name="a589" text:class-names=""><text:s text:c="1"/>and participants.</text:span></text:p>
              </text:list-item>
            </text:list>
          </draw:text-box>
          <svg:title/>
          <svg:desc/>
        </draw:frame>
        <draw:frame draw:id="id78" draw:style-name="a597" draw:name="Text Placeholder 2" svg:x="3.33708in" svg:y="5.86313in" svg:width="9.62921in" svg:height="0.80458in">
          <draw:text-box>
            <text:p text:style-name="a596" text:class-names="" text:cond-style-name=""><text:span text:style-name="a593" text:class-names="">This Code of Conduct is adapted from<text:s text:c="1"/></text:span><text:span text:style-name="a594" text:class-names="">CILIP LGBTQ+ Network<text:s text:c="1"/></text:span><text:span text:style-name="a595" text:class-names="">which in turn is based on the template found here, http://geekfeminism.wikia.com/wiki/Conference_antiharassment/Policy, and is available under the Creative Commons Zero License.</text:span></text:p>
          </draw:text-box>
          <svg:title/>
          <svg:desc/>
        </draw:frame>
        <draw:frame draw:id="id79" draw:style-name="a624" draw:name="TextBox 4" svg:x="3.33708in" svg:y="1.09322in" svg:width="9.72128in" svg:height="4.71224in">
          <draw:text-box>
            <text:p text:style-name="a599" text:class-names="" text:cond-style-name=""><text:span text:style-name="a598" text:class-names="">Code of conduct</text:span></text:p>
            <text:p text:style-name="a601" text:class-names="" text:cond-style-name=""><text:span text:style-name="a600" text:class-names="">This event is dedicated to ensuring all those involved are free from harassment of any kind. Harassment includes but is not limited to<text:s text:c="1"/></text:span></text:p>
            <text:list text:style-name="a604">
              <text:list-item>
                <text:p text:style-name="a603" text:class-names="" text:cond-style-name=""><text:span text:style-name="a602" text:class-names="">Verbal comments that reinforce social structures of domination related to gender, gender identity and expression, sexual orientation, disability, physical appearance, body size, race, age, religion (or lack thereof), or technology choices</text:span></text:p>
              </text:list-item>
            </text:list>
            <text:list text:style-name="a607">
              <text:list-item>
                <text:p text:style-name="a606" text:class-names="" text:cond-style-name=""><text:span text:style-name="a605" text:class-names="">Deliberate intimidation</text:span></text:p>
              </text:list-item>
            </text:list>
            <text:list text:style-name="a610">
              <text:list-item>
                <text:p text:style-name="a609" text:class-names="" text:cond-style-name=""><text:span text:style-name="a608" text:class-names="">Sustained disruption of talks or other events</text:span></text:p>
              </text:list-item>
            </text:list>
            <text:list text:style-name="a613">
              <text:list-item>
                <text:p text:style-name="a612" text:class-names="" text:cond-style-name=""><text:span text:style-name="a611" text:class-names="">Speakers may refuse to engage with interactions that begin with ‘more of a comment than a question’</text:span></text:p>
              </text:list-item>
            </text:list>
            <text:p text:style-name="a615" text:class-names="" text:cond-style-name=""><text:span text:style-name="a614" text:class-names=""/></text:p>
            <text:p text:style-name="a617" text:class-names="" text:cond-style-name=""><text:span text:style-name="a616" text:class-names="">If a participant engages in harassing behaviour, event organisers retain the right to take any actions to keep the event a welcoming environment for all participants.</text:span></text:p>
            <text:p text:style-name="a619" text:class-names="" text:cond-style-name=""><text:span text:style-name="a618" text:class-names=""/></text:p>
            <text:p text:style-name="a623" text:class-names="" text:cond-style-name=""><text:span text:style-name="a620" text:class-names="">If someone makes you or anyone else feel unsafe or unwelcome, please report it as soon as possible to the event organiser<text:s text:c="1"/></text:span><text:span text:style-name="a621" text:class-names=""><text:a xlink:href="mailto:sarah.lewis23@nhs.net" text:style-name="" text:visited-style-name="">sarah.lewis23@nhs.net</text:a></text:span><text:span text:style-name="a622" text:class-names=""><text:s text:c="1"/></text:span></text:p>
          </draw:text-box>
          <svg:title/>
          <svg:desc/>
        </draw:frame>
        <presentation:notes draw:style-name="a631">
          <draw:page-thumbnail draw:page-number="3" svg:x="-0.56944in" svg:y="2.49826in" svg:width="11.99479in" svg:height="6.74826in" presentation:class="page" draw:id="id80" presentation:style-name="a625" draw:name="Slide Image Placeholder 1">
            <svg:title/>
            <svg:desc/>
          </draw:page-thumbnail>
          <draw:frame draw:id="id81" presentation:style-name="a626" draw:name="Notes Placeholder 2" svg:x="1.08559in" svg:y="9.62051in" svg:width="8.68472in" svg:height="7.87132in" presentation:class="notes" presentation:placeholder="true">
            <draw:text-box/>
            <svg:title/>
            <svg:desc/>
          </draw:frame>
          <draw:frame draw:id="id82" draw:style-name="a630" draw:name="Slide Number Placeholder 3" svg:x="6.14917in" svg:y="18.98766in" svg:width="4.70422in" svg:height="1.003in">
            <draw:text-box>
              <text:p text:style-name="a629" text:class-names="" text:cond-style-name=""><text:span text:style-name="a627" text:class-names=""><text:page-number style:num-format="1" text:fixed="false">3</text:page-number></text:span><text:span text:style-name="a628" text:class-names=""/></text:p>
            </draw:text-box>
            <svg:title/>
            <svg:desc/>
          </draw:frame>
        </presentation:notes>
      </draw:page>
      <draw:page draw:name="Slide130" draw:style-name="a632" draw:master-page-name="Master1-Layout2-cust-Slide-title,-text-and-photo" presentation:presentation-page-layout-name="Master1-PPL2" draw:id="Slide-385">
        <draw:frame draw:id="id83" presentation:style-name="a637" draw:name="Title 1" svg:x="0.66667in" svg:y="1.12153in" svg:width="11.33333in" svg:height="0.74305in" presentation:class="title" presentation:placeholder="false">
          <draw:text-box>
            <text:p text:style-name="a636" text:class-names="" text:cond-style-name=""><text:span text:style-name="a633" text:class-names="">Introducing our<text:s text:c="1"/></text:span><text:span text:style-name="a634" text:class-names="">panelists</text:span><text:span text:style-name="a635" text:class-names=""/></text:p>
          </draw:text-box>
          <svg:title/>
          <svg:desc/>
        </draw:frame>
        <draw:frame draw:id="id84" presentation:style-name="a656" draw:name="Text Placeholder 2" svg:x="0.66667in" svg:y="2.13793in" svg:width="11.9176in" svg:height="4.06897in" presentation:class="outline" presentation:placeholder="false">
          <draw:text-box>
            <text:list text:style-name="a640">
              <text:list-item>
                <text:p text:style-name="a639" text:class-names="" text:cond-style-name=""><text:span text:style-name="a638" text:class-names="">Ffion Autumn</text:span></text:p>
              </text:list-item>
            </text:list>
            <text:list text:style-name="a643">
              <text:list-item>
                <text:p text:style-name="a642" text:class-names="" text:cond-style-name=""><text:span text:style-name="a641" text:class-names="">Steve Bowman</text:span></text:p>
              </text:list-item>
            </text:list>
            <text:list text:style-name="a646">
              <text:list-item>
                <text:p text:style-name="a645" text:class-names="" text:cond-style-name=""><text:span text:style-name="a644" text:class-names="">Binni Brynolf</text:span></text:p>
              </text:list-item>
            </text:list>
            <text:list text:style-name="a649">
              <text:list-item>
                <text:p text:style-name="a648" text:class-names="" text:cond-style-name=""><text:span text:style-name="a647" text:class-names="">Jason Curtis</text:span></text:p>
              </text:list-item>
            </text:list>
            <text:list text:style-name="a652">
              <text:list-item>
                <text:p text:style-name="a651" text:class-names="" text:cond-style-name=""><text:span text:style-name="a650" text:class-names=""/></text:p>
              </text:list-item>
            </text:list>
            <text:list text:style-name="a655">
              <text:list-item>
                <text:p text:style-name="a654" text:class-names="" text:cond-style-name=""><text:span text:style-name="a653" text:class-names="">With thanks to Lisa Gardner for hosting the chat.</text:span></text:p>
              </text:list-item>
            </text:list>
          </draw:text-box>
          <svg:title/>
          <svg:desc/>
        </draw:frame>
      </draw:page>
      <draw:page draw:name="Slide115" draw:style-name="a657" draw:master-page-name="Master1-Layout2-cust-Slide-title,-text-and-photo" presentation:presentation-page-layout-name="Master1-PPL2" draw:id="Slide-370">
        <draw:frame draw:id="id85" presentation:style-name="a660" draw:name="Title 1" svg:x="0.66667in" svg:y="1.12153in" svg:width="11.33333in" svg:height="0.74305in" presentation:class="title" presentation:placeholder="false">
          <draw:text-box>
            <text:p text:style-name="a659" text:class-names="" text:cond-style-name=""><text:span text:style-name="a658" text:class-names="">Quick quiz – Q1</text:span></text:p>
          </draw:text-box>
          <svg:title/>
          <svg:desc/>
        </draw:frame>
        <draw:frame draw:id="id86" presentation:style-name="a668" draw:name="Text Placeholder 2" svg:x="0.66667in" svg:y="2.13793in" svg:width="11.33333in" svg:height="4.06897in" presentation:class="outline" presentation:placeholder="false">
          <draw:text-box>
            <text:list text:style-name="a663">
              <text:list-item>
                <text:p text:style-name="a662" text:class-names="" text:cond-style-name=""><text:span text:style-name="a661" text:class-names="">What proportion of NHS staff that identify as LGBT+?</text:span></text:p>
              </text:list-item>
            </text:list>
            <text:list text:style-name="a667">
              <text:list-item>
                <text:p text:style-name="a666" text:class-names="" text:cond-style-name=""><text:span text:style-name="a664" text:class-names=""><text:tab/>1.4%, 2.7%, 5.9%, 8.3%?</text:span><text:span text:style-name="a665" text:class-names=""/></text:p>
              </text:list-item>
            </text:list>
          </draw:text-box>
          <svg:title/>
          <svg:desc/>
        </draw:frame>
        <draw:frame draw:id="id87" draw:style-name="a673" draw:name="TextBox 3" svg:x="0.66667in" svg:y="6.94382in" svg:width="2.73034in" svg:height="0.40391in">
          <draw:text-box>
            <text:p text:style-name="a672" text:class-names="" text:cond-style-name=""><text:span text:style-name="a669" text:class-names="">#</text:span><text:span text:style-name="a670" text:class-names="">LGBTHealthLibs</text:span><text:span text:style-name="a671" text:class-names=""/></text:p>
          </draw:text-box>
          <svg:title/>
          <svg:desc/>
        </draw:frame>
      </draw:page>
      <draw:page draw:name="Slide116" draw:style-name="a674" draw:master-page-name="Master1-Layout2-cust-Slide-title,-text-and-photo" presentation:presentation-page-layout-name="Master1-PPL2" draw:id="Slide-371">
        <draw:frame draw:id="id88" presentation:style-name="a677" draw:name="Title 1" svg:x="0.66667in" svg:y="1.12153in" svg:width="11.33333in" svg:height="0.74305in" presentation:class="title" presentation:placeholder="false">
          <draw:text-box>
            <text:p text:style-name="a676" text:class-names="" text:cond-style-name=""><text:span text:style-name="a675" text:class-names="">Q1 -Answer</text:span></text:p>
          </draw:text-box>
          <svg:title/>
          <svg:desc/>
        </draw:frame>
        <draw:frame draw:id="id89" presentation:style-name="a704" draw:name="Text Placeholder 2" svg:x="0.66667in" svg:y="2.13793in" svg:width="11.8839in" svg:height="4.06897in" presentation:class="outline" presentation:placeholder="false">
          <draw:text-box>
            <text:list text:style-name="a684">
              <text:list-item>
                <text:p text:style-name="a683" text:class-names="" text:cond-style-name=""><text:span text:style-name="a678" text:class-names="">2.7%<text:s text:c="1"/></text:span><text:span text:style-name="a679" text:class-names="">of the existing NHS workforce describe their sexual orientation as LGBT+, and 69.8% as heterosexual. However, another<text:s text:c="1"/></text:span><text:span text:style-name="a680" text:class-names="">27.5%<text:s text:c="1"/></text:span><text:span text:style-name="a681" text:class-names="">of staff chose not to share this information and this could include a proportion that feel unable to share for fear of discrimination.</text:span><text:span text:style-name="a682" text:class-names=""/></text:p>
              </text:list-item>
            </text:list>
            <text:list text:style-name="a687">
              <text:list-item>
                <text:p text:style-name="a686" text:class-names="" text:cond-style-name=""><text:span text:style-name="a685" text:class-names=""/></text:p>
              </text:list-item>
            </text:list>
            <text:list text:style-name="a694">
              <text:list-item>
                <text:p text:style-name="a693" text:class-names="" text:cond-style-name=""><text:span text:style-name="a688" text:class-names="">Of new starters in 2019,<text:s text:c="1"/></text:span><text:span text:style-name="a689" text:class-names="">7%<text:s text:c="1"/></text:span><text:span text:style-name="a690" text:class-names="">identified as LGBT+, but again there was a large number unwilling to disclose this information (</text:span><text:span text:style-name="a691" text:class-names="">30%)</text:span><text:span text:style-name="a692" text:class-names=""/></text:p>
              </text:list-item>
            </text:list>
            <text:list text:style-name="a698">
              <text:list-item>
                <text:p text:style-name="a697" text:class-names="" text:cond-style-name=""><text:span text:style-name="a695" text:class-names=""> </text:span><text:span text:style-name="a696" text:class-names=""/></text:p>
              </text:list-item>
            </text:list>
            <text:list text:style-name="a703">
              <text:list-item>
                <text:p text:style-name="a702" text:class-names="" text:cond-style-name=""><text:span text:style-name="a699" text:class-names="">Source:<text:s text:c="1"/></text:span><text:span text:style-name="a700" text:class-names=""><text:a xlink:href="https://digital.nhs.uk/about-nhs-digital/corporate-information-and-documents/how-we-support-diversity-and-inclusion/our-workforce-demographics-2019/sexual-orientation" text:style-name="" text:visited-style-name="">NHS Digital 2019</text:a></text:span><text:span text:style-name="a701" text:class-names=""/></text:p>
              </text:list-item>
            </text:list>
          </draw:text-box>
          <svg:title/>
          <svg:desc/>
        </draw:frame>
        <draw:frame draw:id="id90" draw:style-name="a709" draw:name="TextBox 5" svg:x="0.66667in" svg:y="6.94382in" svg:width="2.73034in" svg:height="0.40391in">
          <draw:text-box>
            <text:p text:style-name="a708" text:class-names="" text:cond-style-name=""><text:span text:style-name="a705" text:class-names="">#</text:span><text:span text:style-name="a706" text:class-names="">LGBTHealthLibs</text:span><text:span text:style-name="a707" text:class-names=""/></text:p>
          </draw:text-box>
          <svg:title/>
          <svg:desc/>
        </draw:frame>
      </draw:page>
      <draw:page draw:name="Slide117" draw:style-name="a710" draw:master-page-name="Master1-Layout2-cust-Slide-title,-text-and-photo" presentation:presentation-page-layout-name="Master1-PPL2" draw:id="Slide-372">
        <draw:frame draw:id="id91" presentation:style-name="a713" draw:name="Title 1" svg:x="0.66667in" svg:y="1.12153in" svg:width="11.33333in" svg:height="0.74305in" presentation:class="title" presentation:placeholder="false">
          <draw:text-box>
            <text:p text:style-name="a712" text:class-names="" text:cond-style-name=""><text:span text:style-name="a711" text:class-names="">Quick quiz - Q2</text:span></text:p>
          </draw:text-box>
          <svg:title/>
          <svg:desc/>
        </draw:frame>
        <draw:frame draw:id="id92" presentation:style-name="a738" draw:name="Text Placeholder 2" svg:x="0.66667in" svg:y="2.13793in" svg:width="11.67041in" svg:height="4.06897in" presentation:class="outline" presentation:placeholder="false">
          <draw:text-box>
            <text:list text:style-name="a719">
              <text:list-item>
                <text:p text:style-name="a718" text:class-names="" text:cond-style-name=""><text:span text:style-name="a714" text:class-names="">Q2</text:span><text:span text:style-name="a715" text:class-names=""><text:s text:c="1"/></text:span><text:span text:style-name="a716" text:class-names="">In 2018, what percentage of trans employees reported being physically attacked at work (all settings, not just NHS)?<text:s text:c="1"/></text:span><text:span text:style-name="a717" text:class-names=""/></text:p>
              </text:list-item>
            </text:list>
            <text:list text:style-name="a722">
              <text:list-item>
                <text:p text:style-name="a721" text:class-names="" text:cond-style-name=""><text:span text:style-name="a720" text:class-names=""><text:tab/></text:span></text:p>
              </text:list-item>
            </text:list>
            <text:list text:style-name="a725">
              <text:list-item>
                <text:p text:style-name="a724" text:class-names="" text:cond-style-name=""><text:span text:style-name="a723" text:class-names="">2%, 8% or 12%?</text:span></text:p>
              </text:list-item>
            </text:list>
            <text:list text:style-name="a728">
              <text:list-item>
                <text:p text:style-name="a727" text:class-names="" text:cond-style-name=""><text:span text:style-name="a726" text:class-names=""/></text:p>
              </text:list-item>
            </text:list>
            <text:list text:style-name="a731">
              <text:list-item>
                <text:p text:style-name="a730" text:class-names="" text:cond-style-name=""><text:span text:style-name="a729" text:class-names=""/></text:p>
              </text:list-item>
            </text:list>
            <text:list text:style-name="a734">
              <text:list-item>
                <text:p text:style-name="a733" text:class-names="" text:cond-style-name=""><text:span text:style-name="a732" text:class-names=""/></text:p>
              </text:list-item>
            </text:list>
            <text:list text:style-name="a737">
              <text:list-item>
                <text:p text:style-name="a736" text:class-names="" text:cond-style-name=""><text:span text:style-name="a735" text:class-names=""/></text:p>
              </text:list-item>
            </text:list>
          </draw:text-box>
          <svg:title/>
          <svg:desc/>
        </draw:frame>
        <draw:frame draw:id="id93" draw:style-name="a743" draw:name="TextBox 3" svg:x="0.66667in" svg:y="6.94382in" svg:width="2.73034in" svg:height="0.40391in">
          <draw:text-box>
            <text:p text:style-name="a742" text:class-names="" text:cond-style-name=""><text:span text:style-name="a739" text:class-names="">#</text:span><text:span text:style-name="a740" text:class-names="">LGBTHealthLibs</text:span><text:span text:style-name="a741" text:class-names=""/></text:p>
          </draw:text-box>
          <svg:title/>
          <svg:desc/>
        </draw:frame>
      </draw:page>
      <draw:page draw:name="Slide131" draw:style-name="a744" draw:master-page-name="Master1-Layout2-cust-Slide-title,-text-and-photo" presentation:presentation-page-layout-name="Master1-PPL2" draw:id="Slide-386">
        <draw:frame draw:id="id94" presentation:style-name="a747" draw:name="Title 1" svg:x="0.66667in" svg:y="1.12153in" svg:width="11.33333in" svg:height="0.74305in" presentation:class="title" presentation:placeholder="false">
          <draw:text-box>
            <text:p text:style-name="a746" text:class-names="" text:cond-style-name=""><text:span text:style-name="a745" text:class-names="">Q2 Answer</text:span></text:p>
          </draw:text-box>
          <svg:title/>
          <svg:desc/>
        </draw:frame>
        <draw:frame draw:id="id95" presentation:style-name="a779" draw:name="Text Placeholder 2" svg:x="0.66667in" svg:y="2.13793in" svg:width="11.67041in" svg:height="4.06897in" presentation:class="outline" presentation:placeholder="false">
          <draw:text-box>
            <text:list text:style-name="a753">
              <text:list-item>
                <text:p text:style-name="a752" text:class-names="" text:cond-style-name=""><text:span text:style-name="a748" text:class-names="">Q2</text:span><text:span text:style-name="a749" text:class-names=""><text:s text:c="1"/></text:span><text:span text:style-name="a750" text:class-names="">In 2018, what percentage of trans employees reported being physically attacked at work (all settings, not just NHS)?<text:s text:c="1"/></text:span><text:span text:style-name="a751" text:class-names=""/></text:p>
              </text:list-item>
            </text:list>
            <text:list text:style-name="a756">
              <text:list-item>
                <text:p text:style-name="a755" text:class-names="" text:cond-style-name=""><text:span text:style-name="a754" text:class-names=""><text:tab/><text:s text:c="1"/></text:span></text:p>
              </text:list-item>
            </text:list>
            <text:list text:style-name="a759">
              <text:list-item>
                <text:p text:style-name="a758" text:class-names="" text:cond-style-name=""><text:span text:style-name="a757" text:class-names="">12%</text:span></text:p>
              </text:list-item>
            </text:list>
            <text:list text:style-name="a762">
              <text:list-item>
                <text:p text:style-name="a761" text:class-names="" text:cond-style-name=""><text:span text:style-name="a760" text:class-names=""/></text:p>
              </text:list-item>
            </text:list>
            <text:list text:style-name="a766">
              <text:list-item>
                <text:p text:style-name="a765" text:class-names="" text:cond-style-name=""><text:span text:style-name="a763" text:class-names="">Source: Stonewall, 2018</text:span><text:span text:style-name="a764" text:class-names=""/></text:p>
              </text:list-item>
            </text:list>
            <text:list text:style-name="a769">
              <text:list-item>
                <text:p text:style-name="a768" text:class-names="" text:cond-style-name=""><text:span text:style-name="a767" text:class-names=""/></text:p>
              </text:list-item>
            </text:list>
            <text:list text:style-name="a772">
              <text:list-item>
                <text:p text:style-name="a771" text:class-names="" text:cond-style-name=""><text:span text:style-name="a770" text:class-names=""/></text:p>
              </text:list-item>
            </text:list>
            <text:list text:style-name="a775">
              <text:list-item>
                <text:p text:style-name="a774" text:class-names="" text:cond-style-name=""><text:span text:style-name="a773" text:class-names=""/></text:p>
              </text:list-item>
            </text:list>
            <text:list text:style-name="a778">
              <text:list-item>
                <text:p text:style-name="a777" text:class-names="" text:cond-style-name=""><text:span text:style-name="a776" text:class-names=""/></text:p>
              </text:list-item>
            </text:list>
          </draw:text-box>
          <svg:title/>
          <svg:desc/>
        </draw:frame>
        <draw:frame draw:id="id96" draw:style-name="a784" draw:name="TextBox 3" svg:x="0.66667in" svg:y="6.94382in" svg:width="2.73034in" svg:height="0.40391in">
          <draw:text-box>
            <text:p text:style-name="a783" text:class-names="" text:cond-style-name=""><text:span text:style-name="a780" text:class-names="">#</text:span><text:span text:style-name="a781" text:class-names="">LGBTHealthLibs</text:span><text:span text:style-name="a782" text:class-names=""/></text:p>
          </draw:text-box>
          <svg:title/>
          <svg:desc/>
        </draw:frame>
      </draw:page>
      <draw:page draw:name="Slide119" draw:style-name="a785" draw:master-page-name="Master1-Layout2-cust-Slide-title,-text-and-photo" presentation:presentation-page-layout-name="Master1-PPL2" draw:id="Slide-374">
        <draw:frame draw:id="id97" presentation:style-name="a788" draw:name="Title 1" svg:x="0.66667in" svg:y="1.12153in" svg:width="11.33333in" svg:height="0.74305in" presentation:class="title" presentation:placeholder="false">
          <draw:text-box>
            <text:p text:style-name="a787" text:class-names="" text:cond-style-name=""><text:span text:style-name="a786" text:class-names="">Quick quiz - Q3</text:span></text:p>
          </draw:text-box>
          <svg:title/>
          <svg:desc/>
        </draw:frame>
        <draw:frame draw:id="id98" presentation:style-name="a809" draw:name="Text Placeholder 2" svg:x="0.66667in" svg:y="2.13793in" svg:width="11.67041in" svg:height="4.06897in" presentation:class="outline" presentation:placeholder="false">
          <draw:text-box>
            <text:list text:style-name="a792">
              <text:list-item>
                <text:p text:style-name="a791" text:class-names="" text:cond-style-name=""><text:span text:style-name="a789" text:class-names="">Q3</text:span><text:span text:style-name="a790" text:class-names=""><text:s text:c="1"/>What percentage of LGBT+ employees hide their sexuality at work?<text:s text:c="1"/></text:span></text:p>
              </text:list-item>
            </text:list>
            <text:list text:style-name="a795">
              <text:list-item>
                <text:p text:style-name="a794" text:class-names="" text:cond-style-name=""><text:span text:style-name="a793" text:class-names=""><text:s text:c="5"/></text:span></text:p>
              </text:list-item>
            </text:list>
            <text:list text:style-name="a799">
              <text:list-item>
                <text:p text:style-name="a798" text:class-names="" text:cond-style-name=""><text:span text:style-name="a796" text:class-names=""><text:s text:c="1"/>5%, 15% or 35%?</text:span><text:span text:style-name="a797" text:class-names=""/></text:p>
              </text:list-item>
            </text:list>
            <text:list text:style-name="a802">
              <text:list-item>
                <text:p text:style-name="a801" text:class-names="" text:cond-style-name=""><text:span text:style-name="a800" text:class-names=""/></text:p>
              </text:list-item>
            </text:list>
            <text:list text:style-name="a805">
              <text:list-item>
                <text:p text:style-name="a804" text:class-names="" text:cond-style-name=""><text:span text:style-name="a803" text:class-names=""/></text:p>
              </text:list-item>
            </text:list>
            <text:list text:style-name="a808">
              <text:list-item>
                <text:p text:style-name="a807" text:class-names="" text:cond-style-name=""><text:span text:style-name="a806" text:class-names=""/></text:p>
              </text:list-item>
            </text:list>
          </draw:text-box>
          <svg:title/>
          <svg:desc/>
        </draw:frame>
        <draw:frame draw:id="id99" draw:style-name="a814" draw:name="TextBox 3" svg:x="0.66667in" svg:y="6.94382in" svg:width="2.73034in" svg:height="0.40391in">
          <draw:text-box>
            <text:p text:style-name="a813" text:class-names="" text:cond-style-name=""><text:span text:style-name="a810" text:class-names="">#</text:span><text:span text:style-name="a811" text:class-names="">LGBTHealthLibs</text:span><text:span text:style-name="a812" text:class-names=""/></text:p>
          </draw:text-box>
          <svg:title/>
          <svg:desc/>
        </draw:frame>
      </draw:page>
      <draw:page draw:name="Slide121" draw:style-name="a815" draw:master-page-name="Master1-Layout2-cust-Slide-title,-text-and-photo" presentation:presentation-page-layout-name="Master1-PPL2" draw:id="Slide-376">
        <draw:frame draw:id="id100" presentation:style-name="a818" draw:name="Title 1" svg:x="0.66667in" svg:y="1.12153in" svg:width="11.33333in" svg:height="0.74305in" presentation:class="title" presentation:placeholder="false">
          <draw:text-box>
            <text:p text:style-name="a817" text:class-names="" text:cond-style-name=""><text:span text:style-name="a816" text:class-names="">Q3 - Answer</text:span></text:p>
          </draw:text-box>
          <svg:title/>
          <svg:desc/>
        </draw:frame>
        <draw:frame draw:id="id101" presentation:style-name="a847" draw:name="Text Placeholder 2" svg:x="0.66667in" svg:y="2.13793in" svg:width="11.67041in" svg:height="4.06897in" presentation:class="outline" presentation:placeholder="false">
          <draw:text-box>
            <text:list text:style-name="a822">
              <text:list-item>
                <text:p text:style-name="a821" text:class-names="" text:cond-style-name=""><text:span text:style-name="a819" text:class-names="">Q3</text:span><text:span text:style-name="a820" text:class-names=""><text:s text:c="1"/>What percentage of LGBT employees hide their sexuality at work?<text:s text:c="1"/></text:span></text:p>
              </text:list-item>
            </text:list>
            <text:list text:style-name="a825">
              <text:list-item>
                <text:p text:style-name="a824" text:class-names="" text:cond-style-name=""><text:span text:style-name="a823" text:class-names=""/></text:p>
              </text:list-item>
            </text:list>
            <text:list text:style-name="a829">
              <text:list-item>
                <text:p text:style-name="a828" text:class-names="" text:cond-style-name=""><text:span text:style-name="a826" text:class-names=""><text:tab/></text:span><text:span text:style-name="a827" text:class-names="">35%</text:span></text:p>
              </text:list-item>
            </text:list>
            <text:list text:style-name="a834">
              <text:list-item>
                <text:p text:style-name="a833" text:class-names="" text:cond-style-name=""><text:span text:style-name="a830" text:class-names=""><text:tab/></text:span><text:span text:style-name="a831" text:class-names="">Source: Stonewall, 2018</text:span><text:span text:style-name="a832" text:class-names=""/></text:p>
              </text:list-item>
            </text:list>
            <text:list text:style-name="a837">
              <text:list-item>
                <text:p text:style-name="a836" text:class-names="" text:cond-style-name=""><text:span text:style-name="a835" text:class-names=""/></text:p>
              </text:list-item>
            </text:list>
            <text:list text:style-name="a840">
              <text:list-item>
                <text:p text:style-name="a839" text:class-names="" text:cond-style-name=""><text:span text:style-name="a838" text:class-names=""/></text:p>
              </text:list-item>
            </text:list>
            <text:list text:style-name="a843">
              <text:list-item>
                <text:p text:style-name="a842" text:class-names="" text:cond-style-name=""><text:span text:style-name="a841" text:class-names=""/></text:p>
              </text:list-item>
            </text:list>
            <text:list text:style-name="a846">
              <text:list-item>
                <text:p text:style-name="a845" text:class-names="" text:cond-style-name=""><text:span text:style-name="a844" text:class-names=""/></text:p>
              </text:list-item>
            </text:list>
          </draw:text-box>
          <svg:title/>
          <svg:desc/>
        </draw:frame>
        <draw:frame draw:id="id102" draw:style-name="a852" draw:name="TextBox 3" svg:x="0.66667in" svg:y="6.94382in" svg:width="2.73034in" svg:height="0.40391in">
          <draw:text-box>
            <text:p text:style-name="a851" text:class-names="" text:cond-style-name=""><text:span text:style-name="a848" text:class-names="">#</text:span><text:span text:style-name="a849" text:class-names="">LGBTHealthLibs</text:span><text:span text:style-name="a850" text:class-names=""/></text:p>
          </draw:text-box>
          <svg:title/>
          <svg:desc/>
        </draw:frame>
      </draw:page>
      <draw:page draw:name="Slide124" draw:style-name="a853" draw:master-page-name="Master1-Layout2-cust-Slide-title,-text-and-photo" presentation:presentation-page-layout-name="Master1-PPL2" draw:id="Slide-379">
        <draw:frame draw:id="id103" presentation:style-name="a856" draw:name="Title 1" svg:x="0.76779in" svg:y="1.27883in" svg:width="12.11985in" svg:height="0.74305in" presentation:class="title" presentation:placeholder="false">
          <draw:text-box>
            <text:p text:style-name="a855" text:class-names="" text:cond-style-name=""><text:span text:style-name="a854" text:class-names="">How can I be sure I use the right language / terminology?</text:span></text:p>
          </draw:text-box>
          <svg:title/>
          <svg:desc/>
        </draw:frame>
        <draw:frame draw:id="id104" presentation:style-name="a878" draw:name="Text Placeholder 2" svg:x="0.58801in" svg:y="2.3095in" svg:width="11.67041in" svg:height="4.06897in" presentation:class="outline" presentation:placeholder="false">
          <draw:text-box>
            <text:list text:style-name="a859">
              <text:list-item>
                <text:p text:style-name="a858" text:class-names="" text:cond-style-name=""><text:span text:style-name="a857" text:class-names=""/></text:p>
              </text:list-item>
            </text:list>
            <text:list text:style-name="a862">
              <text:list-item>
                <text:p text:style-name="a861" text:class-names="" text:cond-style-name=""><text:span text:style-name="a860" text:class-names="">I'm often concerned that I'm going to accidentally use the wrong pronouns, is it better to ask straight away or make an assumption based on the way someone is presenting?<text:s text:c="1"/></text:span></text:p>
              </text:list-item>
            </text:list>
            <text:list text:style-name="a866">
              <text:list-item>
                <text:p text:style-name="a865" text:class-names="" text:cond-style-name=""><text:span text:style-name="a863" text:class-names=""> </text:span><text:span text:style-name="a864" text:class-names=""/></text:p>
              </text:list-item>
            </text:list>
            <text:list text:style-name="a870">
              <text:list-item>
                <text:p text:style-name="a869" text:class-names="" text:cond-style-name=""><text:span text:style-name="a867" text:class-names="">When promoting these collections, or resources, should we use the terminology LGBT+ or LGBTQ? Or something different?</text:span><text:span text:style-name="a868" text:class-names=""><text:s text:c="1"/></text:span></text:p>
              </text:list-item>
            </text:list>
            <text:list text:style-name="a873">
              <text:list-item>
                <text:p text:style-name="a872" text:class-names="" text:cond-style-name=""><text:span text:style-name="a871" text:class-names=""/></text:p>
              </text:list-item>
            </text:list>
            <text:list text:style-name="a877">
              <text:list-item>
                <text:p text:style-name="a876" text:class-names="" text:cond-style-name=""><text:span text:style-name="a874" text:class-names="">Are there any organisations/charities you recommend for staying up to date with correct terminology? Sometimes different sites can use different terms and you want to make sure you use the correct ones!<text:s text:c="1"/></text:span><text:span text:style-name="a875" text:class-names=""/></text:p>
              </text:list-item>
            </text:list>
          </draw:text-box>
          <svg:title/>
          <svg:desc/>
        </draw:frame>
        <draw:frame draw:id="id105" draw:style-name="a883" draw:name="TextBox 4" svg:x="0.66667in" svg:y="6.94382in" svg:width="2.73034in" svg:height="0.40391in">
          <draw:text-box>
            <text:p text:style-name="a882" text:class-names="" text:cond-style-name=""><text:span text:style-name="a879" text:class-names="">#</text:span><text:span text:style-name="a880" text:class-names="">LGBTHealthLibs</text:span><text:span text:style-name="a881" text:class-names=""/></text:p>
          </draw:text-box>
          <svg:title/>
          <svg:desc/>
        </draw:frame>
      </draw:page>
      <draw:page draw:name="Slide125" draw:style-name="a884" draw:master-page-name="Master1-Layout2-cust-Slide-title,-text-and-photo" presentation:presentation-page-layout-name="Master1-PPL2" draw:id="Slide-380">
        <draw:frame draw:id="id106" presentation:style-name="a889" draw:name="Title 1" svg:x="0.76779in" svg:y="1.27883in" svg:width="12.11985in" svg:height="0.74305in" presentation:class="title" presentation:placeholder="false">
          <draw:text-box>
            <text:p text:style-name="a888" text:class-names="" text:cond-style-name=""><text:span text:style-name="a885" text:class-names="">The importance of taking lived experience into account when promoting EDI in our libraries<text:line-break/><text:line-break/></text:span><text:span text:style-name="a886" text:class-names="">I think it's important that we take into consideration the lived experiences of those in the LGBT+ community when considering how we can promote EDI in our libraries i.e. we shouldn't make assumptions about what's best without considering this.<text:s text:c="1"/></text:span><text:span text:style-name="a887" text:class-names=""/></text:p>
          </draw:text-box>
          <svg:title/>
          <svg:desc/>
        </draw:frame>
        <draw:frame draw:id="id107" draw:style-name="a894" draw:name="TextBox 4" svg:x="0.66667in" svg:y="6.94382in" svg:width="2.73034in" svg:height="0.40391in">
          <draw:text-box>
            <text:p text:style-name="a893" text:class-names="" text:cond-style-name=""><text:span text:style-name="a890" text:class-names="">#</text:span><text:span text:style-name="a891" text:class-names="">LGBTHealthLibs</text:span><text:span text:style-name="a892" text:class-names=""/></text:p>
          </draw:text-box>
          <svg:title/>
          <svg:desc/>
        </draw:frame>
        <presentation:notes draw:style-name="a901">
          <draw:page-thumbnail draw:page-number="12" svg:x="-0.56944in" svg:y="2.49826in" svg:width="11.99479in" svg:height="6.74826in" presentation:class="page" draw:id="id108" presentation:style-name="a895" draw:name="Slide Image Placeholder 1">
            <svg:title/>
            <svg:desc/>
          </draw:page-thumbnail>
          <draw:frame draw:id="id109" presentation:style-name="a896" draw:name="Notes Placeholder 2" svg:x="1.08559in" svg:y="9.62051in" svg:width="8.68472in" svg:height="7.87132in" presentation:class="notes" presentation:placeholder="true">
            <draw:text-box/>
            <svg:title/>
            <svg:desc/>
          </draw:frame>
          <draw:frame draw:id="id110" draw:style-name="a900" draw:name="Slide Number Placeholder 3" svg:x="6.14917in" svg:y="18.98766in" svg:width="4.70422in" svg:height="1.003in">
            <draw:text-box>
              <text:p text:style-name="a899" text:class-names="" text:cond-style-name=""><text:span text:style-name="a897" text:class-names=""><text:page-number style:num-format="1" text:fixed="false">12</text:page-number></text:span><text:span text:style-name="a898" text:class-names=""/></text:p>
            </draw:text-box>
            <svg:title/>
            <svg:desc/>
          </draw:frame>
        </presentation:notes>
      </draw:page>
      <draw:page draw:name="Slide127" draw:style-name="a902" draw:master-page-name="Master1-Layout2-cust-Slide-title,-text-and-photo" presentation:presentation-page-layout-name="Master1-PPL2" draw:id="Slide-382">
        <draw:frame draw:id="id111" presentation:style-name="a911" draw:name="Title 1" svg:x="0.60674in" svg:y="1.14807in" svg:width="12.11985in" svg:height="0.74305in" presentation:class="title" presentation:placeholder="false">
          <draw:text-box>
            <text:p text:style-name="a910" text:class-names="" text:cond-style-name=""><text:span text:style-name="a903" text:class-names="">What LGBT+ resources can you recommend?</text:span><text:span text:style-name="a904" text:class-names=""><text:s text:c="1"/></text:span><text:span text:style-name="a905" text:class-names=""><text:line-break/></text:span><text:span text:style-name="a906" text:class-names=""><text:line-break/></text:span><text:span text:style-name="a907" text:class-names=""> </text:span><text:span text:style-name="a908" text:class-names=""><text:line-break/></text:span><text:span text:style-name="a909" text:class-names=""/></text:p>
          </draw:text-box>
          <svg:title/>
          <svg:desc/>
        </draw:frame>
        <draw:frame draw:id="id112" draw:style-name="a938" draw:name="Title 1" svg:x="0.60674in" svg:y="1.89113in" svg:width="12.11985in" svg:height="0.74305in">
          <draw:text-box>
            <text:p text:style-name="a914" text:class-names="" text:cond-style-name=""><text:span text:style-name="a912" text:class-names="">What<text:s text:c="1"/></text:span><text:span text:style-name="a913" text:class-names="">is best practice for cataloguing and displaying titles?</text:span></text:p>
            <text:list text:style-name="a920">
              <text:list-item>
                <text:p text:style-name="a919" text:class-names="" text:cond-style-name=""><text:span text:style-name="a915" text:class-names="">I know in the past we had suggested reading lists / potential purchase lists - it would be great to have some more clinical stock suggestions on these lists if possible.<text:s text:c="1"/></text:span><text:span text:style-name="a916" text:class-names=""><text:line-break/></text:span><text:span text:style-name="a917" text:class-names=""> </text:span><text:span text:style-name="a918" text:class-names=""><text:s text:c="1"/></text:span></text:p>
              </text:list-item>
            </text:list>
            <text:list text:style-name="a924">
              <text:list-item>
                <text:p text:style-name="a923" text:class-names="" text:cond-style-name=""><text:span text:style-name="a921" text:class-names="">In our Trust we run a monthly Equality and Diversity book club where we discuss excerpts /chapters from books/ e-books / blogs / news etc - can the panel suggest a piece of writing that would be suitable for our next meeting? Perhaps something containing the issues that are most important to LGBTQ+ staff working in healthcare (particularly mental health care).<text:s text:c="1"/></text:span><text:span text:style-name="a922" text:class-names=""/></text:p>
              </text:list-item>
            </text:list>
            <text:list text:style-name="a927">
              <text:list-item>
                <text:p text:style-name="a926" text:class-names="" text:cond-style-name=""><text:span text:style-name="a925" text:class-names=""/></text:p>
              </text:list-item>
            </text:list>
            <text:list text:style-name="a931">
              <text:list-item>
                <text:p text:style-name="a930" text:class-names="" text:cond-style-name=""><text:span text:style-name="a928" text:class-names="">How can we make our cataloguing systems more representative? And if my library purchases LGBT+ titles, how can I display them without 'othering' them?</text:span><text:span text:style-name="a929" text:class-names=""/></text:p>
              </text:list-item>
            </text:list>
            <text:p text:style-name="a933" text:class-names="" text:cond-style-name=""><text:span text:style-name="a932" text:class-names=""/></text:p>
            <text:p text:style-name="a935" text:class-names="" text:cond-style-name=""><text:span text:style-name="a934" text:class-names=""/></text:p>
            <text:p text:style-name="a937" text:class-names="" text:cond-style-name=""><text:span text:style-name="a936" text:class-names=""/></text:p>
          </draw:text-box>
          <svg:title/>
          <svg:desc/>
        </draw:frame>
        <draw:frame draw:id="id113" draw:style-name="a943" draw:name="TextBox 5" svg:x="0.66667in" svg:y="6.94382in" svg:width="2.73034in" svg:height="0.40391in">
          <draw:text-box>
            <text:p text:style-name="a942" text:class-names="" text:cond-style-name=""><text:span text:style-name="a939" text:class-names="">#</text:span><text:span text:style-name="a940" text:class-names="">LGBTHealthLibs</text:span><text:span text:style-name="a941" text:class-names=""/></text:p>
          </draw:text-box>
          <svg:title/>
          <svg:desc/>
        </draw:frame>
        <presentation:notes draw:style-name="a950">
          <draw:page-thumbnail draw:page-number="13" svg:x="-0.56944in" svg:y="2.49826in" svg:width="11.99479in" svg:height="6.74826in" presentation:class="page" draw:id="id114" presentation:style-name="a944" draw:name="Slide Image Placeholder 1">
            <svg:title/>
            <svg:desc/>
          </draw:page-thumbnail>
          <draw:frame draw:id="id115" presentation:style-name="a945" draw:name="Notes Placeholder 2" svg:x="1.08559in" svg:y="9.62051in" svg:width="8.68472in" svg:height="7.87132in" presentation:class="notes" presentation:placeholder="true">
            <draw:text-box/>
            <svg:title/>
            <svg:desc/>
          </draw:frame>
          <draw:frame draw:id="id116" draw:style-name="a949" draw:name="Slide Number Placeholder 3" svg:x="6.14917in" svg:y="18.98766in" svg:width="4.70422in" svg:height="1.003in">
            <draw:text-box>
              <text:p text:style-name="a948" text:class-names="" text:cond-style-name=""><text:span text:style-name="a946" text:class-names=""><text:page-number style:num-format="1" text:fixed="false">‹#›</text:page-number></text:span><text:span text:style-name="a947" text:class-names=""/></text:p>
            </draw:text-box>
            <svg:title/>
            <svg:desc/>
          </draw:frame>
        </presentation:notes>
      </draw:page>
      <draw:page draw:name="Slide129" draw:style-name="a951" draw:master-page-name="Master1-Layout2-cust-Slide-title,-text-and-photo" presentation:presentation-page-layout-name="Master1-PPL2" draw:id="Slide-384">
        <draw:frame draw:id="id117" presentation:style-name="a960" draw:name="Title 1" svg:x="0.59925in" svg:y="1.72827in" svg:width="12.11985in" svg:height="0.74305in" presentation:class="title" presentation:placeholder="false">
          <draw:text-box>
            <text:p text:style-name="a953" text:class-names="" text:cond-style-name=""><text:span text:style-name="a952" text:class-names="">How can we best advocate for change?</text:span></text:p>
            <text:p text:style-name="a959" text:class-names="" text:cond-style-name=""><text:span text:style-name="a954" text:class-names=""><text:line-break/></text:span><text:span text:style-name="a955" text:class-names=""><text:line-break/></text:span><text:span text:style-name="a956" text:class-names=""> </text:span><text:span text:style-name="a957" text:class-names=""><text:line-break/></text:span><text:span text:style-name="a958" text:class-names=""/></text:p>
          </draw:text-box>
          <svg:title/>
          <svg:desc/>
        </draw:frame>
        <draw:frame draw:id="id118" draw:style-name="a977" draw:name="Title 1" svg:x="0.66667in" svg:y="2.0998in" svg:width="12.11985in" svg:height="0.74305in">
          <draw:text-box>
            <text:p text:style-name="a962" text:class-names="" text:cond-style-name=""><text:span text:style-name="a961" text:class-names=""><text:s text:c="1"/></text:span></text:p>
            <text:list text:style-name="a965">
              <text:list-item>
                <text:p text:style-name="a964" text:class-names="" text:cond-style-name=""><text:span text:style-name="a963" text:class-names="">How much do you think the wider healthcare organisation affects healthcare libraries' ability and scope to improve LGBTQ+ resources and advocate for change?<text:s text:c="1"/></text:span></text:p>
              </text:list-item>
            </text:list>
            <text:list text:style-name="a970">
              <text:list-item>
                <text:p text:style-name="a969" text:class-names="" text:cond-style-name=""><text:span text:style-name="a966" text:class-names="">W</text:span><text:span text:style-name="a967" text:class-names="">hat makes a good LGBT+ ally and how I can become one?</text:span><text:span text:style-name="a968" text:class-names=""/></text:p>
              </text:list-item>
            </text:list>
            <text:p text:style-name="a972" text:class-names="" text:cond-style-name=""><text:span text:style-name="a971" text:class-names=""/></text:p>
            <text:p text:style-name="a974" text:class-names="" text:cond-style-name=""><text:span text:style-name="a973" text:class-names=""/></text:p>
            <text:p text:style-name="a976" text:class-names="" text:cond-style-name=""><text:span text:style-name="a975" text:class-names=""/></text:p>
          </draw:text-box>
          <svg:title/>
          <svg:desc/>
        </draw:frame>
        <draw:frame draw:id="id119" draw:style-name="a982" draw:name="TextBox 5" svg:x="0.66667in" svg:y="6.94382in" svg:width="2.73034in" svg:height="0.40391in">
          <draw:text-box>
            <text:p text:style-name="a981" text:class-names="" text:cond-style-name=""><text:span text:style-name="a978" text:class-names="">#</text:span><text:span text:style-name="a979" text:class-names="">LGBTHealthLibs</text:span><text:span text:style-name="a980" text:class-names=""/></text:p>
          </draw:text-box>
          <svg:title/>
          <svg:desc/>
        </draw:frame>
        <presentation:notes draw:style-name="a989">
          <draw:page-thumbnail draw:page-number="14" svg:x="-0.56944in" svg:y="2.49826in" svg:width="11.99479in" svg:height="6.74826in" presentation:class="page" draw:id="id120" presentation:style-name="a983" draw:name="Slide Image Placeholder 1">
            <svg:title/>
            <svg:desc/>
          </draw:page-thumbnail>
          <draw:frame draw:id="id121" presentation:style-name="a984" draw:name="Notes Placeholder 2" svg:x="1.08559in" svg:y="9.62051in" svg:width="8.68472in" svg:height="7.87132in" presentation:class="notes" presentation:placeholder="true">
            <draw:text-box/>
            <svg:title/>
            <svg:desc/>
          </draw:frame>
          <draw:frame draw:id="id122" draw:style-name="a988" draw:name="Slide Number Placeholder 3" svg:x="6.14917in" svg:y="18.98766in" svg:width="4.70422in" svg:height="1.003in">
            <draw:text-box>
              <text:p text:style-name="a987" text:class-names="" text:cond-style-name=""><text:span text:style-name="a985" text:class-names=""><text:page-number style:num-format="1" text:fixed="false">‹#›</text:page-number></text:span><text:span text:style-name="a986" text:class-names=""/></text:p>
            </draw:text-box>
            <svg:title/>
            <svg:desc/>
          </draw:frame>
        </presentation:notes>
      </draw:page>
      <draw:page draw:name="Slide128" draw:style-name="a990" draw:master-page-name="Master1-Layout2-cust-Slide-title,-text-and-photo" presentation:presentation-page-layout-name="Master1-PPL2" draw:id="Slide-383">
        <draw:frame draw:id="id123" presentation:style-name="a993" draw:name="Title 1" svg:x="0.66667in" svg:y="1.12153in" svg:width="11.33333in" svg:height="0.74305in" presentation:class="title" presentation:placeholder="false">
          <draw:text-box>
            <text:p text:style-name="a992" text:class-names="" text:cond-style-name=""><text:span text:style-name="a991" text:class-names="">Any other questions?</text:span></text:p>
          </draw:text-box>
          <svg:title/>
          <svg:desc/>
        </draw:frame>
        <draw:frame draw:id="id124" presentation:style-name="a997" draw:name="Text Placeholder 2" svg:x="0.66667in" svg:y="2.13793in" svg:width="11.44569in" svg:height="4.06897in" presentation:class="outline" presentation:placeholder="false">
          <draw:text-box>
            <text:list text:style-name="a996">
              <text:list-item>
                <text:p text:style-name="a995" text:class-names="" text:cond-style-name=""><text:span text:style-name="a994" text:class-names="">Please note that we will be compiling a list of useful resources and websites and will circulate the link to you following the session, along with the evaluation survey.</text:span></text:p>
              </text:list-item>
            </text:list>
          </draw:text-box>
          <svg:title/>
          <svg:desc/>
        </draw:frame>
        <draw:frame draw:id="id125" draw:style-name="a1002" draw:name="TextBox 5" svg:x="0.4691in" svg:y="6.98906in" svg:width="6.66854in" svg:height="0.40391in">
          <draw:text-box>
            <text:p text:style-name="a1001" text:class-names="" text:cond-style-name=""><text:span text:style-name="a998" text:class-names="">#</text:span><text:span text:style-name="a999" text:class-names="">LGBTHealthLibs</text:span><text:span text:style-name="a1000" text:class-names=""/></text:p>
          </draw:text-box>
          <svg:title/>
          <svg:desc/>
        </draw:frame>
      </draw:page>
      <draw:page draw:name="Slide122" draw:style-name="a1003" draw:master-page-name="Master1-Layout5-cust-Blank-slide-for-graphs-and-large-illustrations" presentation:presentation-page-layout-name="Master1-PPL5" draw:id="Slide-377">
        <draw:frame draw:id="id126" presentation:style-name="a1009" draw:name="Title 1" svg:x="0.91667in" svg:y="2.65931in" svg:width="11.5in" svg:height="1.44965in" presentation:class="title" presentation:placeholder="false">
          <draw:text-box>
            <text:p text:style-name="a1006" text:class-names="" text:cond-style-name=""><text:span text:style-name="a1004" text:class-names="">Thank you!</text:span><text:span text:style-name="a1005" text:class-names=""/></text:p>
            <text:p text:style-name="a1008" text:class-names="" text:cond-style-name=""><text:span text:style-name="a1007" text:class-names=""/></text:p>
          </draw:text-box>
          <svg:title/>
          <svg:desc/>
        </draw:frame>
        <draw:frame draw:id="id127" draw:style-name="a1014" draw:name="TextBox 6" svg:x="0.28933in" svg:y="7.00029in" svg:width="6.66854in" svg:height="0.40391in">
          <draw:text-box>
            <text:p text:style-name="a1013" text:class-names="" text:cond-style-name=""><text:span text:style-name="a1010" text:class-names="">#</text:span><text:span text:style-name="a1011" text:class-names="">LGBTHealthLibs</text:span><text:span text:style-name="a1012" text:class-names=""/></text:p>
          </draw:text-box>
          <svg:title/>
          <svg:desc/>
        </draw:frame>
        <presentation:notes draw:style-name="a1021">
          <draw:page-thumbnail draw:page-number="16" svg:x="-0.56944in" svg:y="2.49826in" svg:width="11.99479in" svg:height="6.74826in" presentation:class="page" draw:id="id128" presentation:style-name="a1015" draw:name="Slide Image Placeholder 1">
            <svg:title/>
            <svg:desc/>
          </draw:page-thumbnail>
          <draw:frame draw:id="id129" presentation:style-name="a1016" draw:name="Notes Placeholder 2" svg:x="1.08559in" svg:y="9.62051in" svg:width="8.68472in" svg:height="7.87132in" presentation:class="notes" presentation:placeholder="true">
            <draw:text-box/>
            <svg:title/>
            <svg:desc/>
          </draw:frame>
          <draw:frame draw:id="id130" draw:style-name="a1020" draw:name="Slide Number Placeholder 3" svg:x="6.14917in" svg:y="18.98766in" svg:width="4.70422in" svg:height="1.003in">
            <draw:text-box>
              <text:p text:style-name="a1019" text:class-names="" text:cond-style-name=""><text:span text:style-name="a1017" text:class-names=""><text:page-number style:num-format="1" text:fixed="false">‹#›</text:page-number></text:span><text:span text:style-name="a1018"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Slide title and text">
      <presentation:placeholder presentation:object="title" svg:x="0.66667in" svg:y="1.12153in" svg:width="11.33333in" svg:height="0.74305in"/>
      <presentation:placeholder presentation:object="outline" svg:x="0.66667in" svg:y="2.13793in" svg:width="11.43056in" svg:height="4.06897in"/>
    </style:presentation-page-layout>
    <style:presentation-page-layout style:name="Master1-PPL2" style:display-name="Slide title, text and photo">
      <presentation:placeholder presentation:object="title" svg:x="0.66667in" svg:y="1.12153in" svg:width="11.33333in" svg:height="0.74305in"/>
      <presentation:placeholder presentation:object="outline" svg:x="0.66667in" svg:y="2.13793in" svg:width="6.73563in" svg:height="4.06897in"/>
      <presentation:placeholder presentation:object="graphic" svg:x="7.6088in" svg:y="2.13715in" svg:width="5.35648in" svg:height="4.06944in"/>
    </style:presentation-page-layout>
    <style:presentation-page-layout style:name="Master1-PPL3" style:display-name="Title slide, subtitle and text">
      <presentation:placeholder presentation:object="title" svg:x="0.66667in" svg:y="1.12153in" svg:width="11.33333in" svg:height="0.74305in"/>
      <presentation:placeholder presentation:object="subtitle" svg:x="0.66667in" svg:y="1.92188in" svg:width="9.33333in" svg:height="0.63542in"/>
      <presentation:placeholder presentation:object="outline" svg:x="0.66667in" svg:y="2.71875in" svg:width="11.43056in" svg:height="2.6875in"/>
    </style:presentation-page-layout>
    <style:presentation-page-layout style:name="Master1-PPL4" style:display-name="Title slide, subtitle, text and photograph">
      <presentation:placeholder presentation:object="title" svg:x="0.66667in" svg:y="1.12153in" svg:width="11.33333in" svg:height="0.74305in"/>
      <presentation:placeholder presentation:object="subtitle" svg:x="0.66667in" svg:y="1.92188in" svg:width="9.33333in" svg:height="0.63542in"/>
      <presentation:placeholder presentation:object="outline" svg:x="0.66667in" svg:y="2.71875in" svg:width="6.94253in" svg:height="2.6875in"/>
      <presentation:placeholder presentation:object="graphic" svg:x="7.81713in" svg:y="2.71875in" svg:width="5.03241in" svg:height="2.6875in"/>
    </style:presentation-page-layout>
    <style:presentation-page-layout style:name="Master1-PPL5" style:display-name="Blank slide for graphs and large illustrations"/>
    <style:presentation-page-layout style:name="Master1-PPL6" style:display-name="1_Title and Content">
      <presentation:placeholder presentation:object="object" svg:x="0.67248in" svg:y="1.4696in" svg:width="11.2827in" svg:height="2.45421in"/>
      <presentation:placeholder presentation:object="title" svg:x="0.66667in" svg:y="0.6in" svg:width="11.75in" svg:height="0.66891in"/>
      <presentation:placeholder presentation:object="footer" svg:x="1.00711in" svg:y="6.92633in" svg:width="8.34524in" svg:height="0.39931in"/>
    </style:presentation-page-layout>
    <style:presentation-page-layout style:name="Master1-PPL7" style:display-name="2_Title and Content">
      <presentation:placeholder presentation:object="object" svg:x="0.67248in" svg:y="1.4696in" svg:width="11.2827in" svg:height="2.45421in"/>
      <presentation:placeholder presentation:object="title" svg:x="0.66667in" svg:y="0.6in" svg:width="11.75in" svg:height="0.66891in"/>
      <presentation:placeholder presentation:object="footer" svg:x="1.00711in" svg:y="6.92633in" svg:width="8.34524in" svg:height="0.39931in"/>
    </style:presentation-page-layout>
    <style:style style:family="table-cell" style:name="a465">
      <style:table-cell-properties/>
    </style:style>
    <style:style style:family="table-cell" style:name="a470">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466">
      <style:table-cell-properties fo:background-color="#cfd5ea"/>
    </style:style>
    <style:style style:family="table-cell" style:name="a471">
      <style:table-cell-properties fo:background-color="#4472c4"/>
      <style:text-properties fo:color="#ffffff" fo:font-family="+mn-lt" style:font-family-asian="+mn-ea" style:font-family-complex="+mn-cs" fo:font-weight="bold" style:font-weight-asian="bold" style:font-weight-complex="bold"/>
    </style:style>
    <style:style style:family="table-cell" style:name="a467">
      <style:table-cell-properties/>
    </style:style>
    <style:style style:family="table-cell" style:name="a472">
      <style:table-cell-properties fo:background-color="#4472c4"/>
      <style:text-properties fo:color="#ffffff" fo:font-family="+mn-lt" style:font-family-asian="+mn-ea" style:font-family-complex="+mn-cs" fo:font-weight="bold" style:font-weight-asian="bold" style:font-weight-complex="bold"/>
    </style:style>
    <style:style style:family="table-cell" style:name="a468">
      <style:table-cell-properties fo:background-color="#cfd5ea"/>
    </style:style>
    <style:style style:family="graphic" style:name="Graphics"/>
    <style:style style:family="table-cell" style:name="a469">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464">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521" draw:style="linear" draw:angle="1800" draw:start-color="#3f80cd" draw:end-color="#9bc1ff" draw:start-intensity="100%" draw:end-intensity="100%"/>
    <draw:gradient draw:name="a557" draw:style="linear" draw:angle="1800" draw:start-color="#3f80cd" draw:end-color="#9bc1ff" draw:start-intensity="100%" draw:end-intensity="100%"/>
    <draw:gradient draw:name="a550" draw:style="linear" draw:angle="1800" draw:start-color="#3f80cd" draw:end-color="#9bc1ff" draw:start-intensity="100%" draw:end-intensity="100%"/>
    <draw:gradient draw:name="a528" draw:style="linear" draw:angle="1800" draw:start-color="#3f80cd" draw:end-color="#9bc1ff" draw:start-intensity="100%" draw:end-intensity="100%"/>
    <draw:gradient draw:name="a535" draw:style="linear" draw:angle="1800" draw:start-color="#3f80cd" draw:end-color="#9bc1ff" draw:start-intensity="100%" draw:end-intensity="100%"/>
    <draw:gradient draw:name="a564" draw:style="linear" draw:angle="1800" draw:start-color="#3f80cd" draw:end-color="#9bc1ff" draw:start-intensity="100%" draw:end-intensity="100%"/>
    <draw:gradient draw:name="a543" draw:style="linear" draw:angle="1800" draw:start-color="#3f80cd" draw:end-color="#9bc1ff" draw:start-intensity="100%" draw:end-intensity="100%"/>
    <table:table-template table:name="{5C22544A-7EE6-4342-B048-85BDC9FD1C3A}">
      <table:first-row table:style-name="a469" table:paragraph-style-name=""/>
      <table:last-row table:style-name="a470" table:paragraph-style-name=""/>
      <table:first-column table:style-name="a471" table:paragraph-style-name=""/>
      <table:last-column table:style-name="a472" table:paragraph-style-name=""/>
      <table:body table:style-name="a464" table:paragraph-style-name=""/>
      <table:even-rows table:style-name="a467" table:paragraph-style-name=""/>
      <table:odd-rows table:style-name="a468" table:paragraph-style-name=""/>
      <table:even-columns table:style-name="a465" table:paragraph-style-name=""/>
      <table:odd-columns table:style-name="a46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0.8559in" fo:page-height="7.43403in" style:print-orientation="landscape" style:register-truth-ref-style-name=""/>
    </style:page-layout>
    <style:page-layout style:name="pageLayout3">
      <style:page-layout-properties fo:page-width="10.8559in" fo:page-height="7.43403in" style:print-orientation="landscape" style:register-truth-ref-style-name=""/>
    </style:page-layout>
    <style:style style:family="paragraph" style:name="a4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c9c9c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c9c9c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a5a5a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5eb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a5a5a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0375in" fo:padding-bottom="0.0375in" fo:padding-left="0.075in" fo:padding-right="0.075in" draw:textarea-vertical-align="top" draw:textarea-horizontal-align="left" draw:fill="none" draw:stroke="none" draw:auto-grow-width="false" draw:auto-grow-height="true"/>
      <style:paragraph-properties style:font-independent-line-spacing="true" style:writing-mode="lr-tb"/>
    </style:style>
    <style:style style:family="text" style:name="a428">
      <style:text-properties fo:font-variant="normal" fo:text-transform="none" fo:color="#c9c9c9"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paragraph" style:name="a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parent-style-name="Graphics">
      <style:graphic-properties draw:fill="none" draw:stroke="none"/>
    </style:style>
    <style:style style:family="text" style:name="a104">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9">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8151in" fo:padding-bottom="0.08151in" fo:padding-left="0.16303in" fo:padding-right="0.16303in" draw:textarea-vertical-align="bottom"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8151in" fo:padding-bottom="0.08151in" fo:padding-left="0.16303in" fo:padding-right="0.16303in" draw:textarea-vertical-align="bottom" draw:textarea-horizontal-align="left" draw:fill="none" draw:stroke="none" draw:auto-grow-width="false" draw:auto-grow-height="false"/>
      <style:paragraph-properties style:font-independent-line-spacing="true" style:writing-mode="lr-tb"/>
    </style:style>
    <style:style style:family="paragraph" style:name="a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8151in" fo:padding-bottom="0.08151in" fo:padding-left="0.16303in" fo:padding-right="0.16303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7" style:parent-style-name="Graphics">
      <style:graphic-properties draw:fill="none" draw:stroke="none"/>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8151in" fo:padding-bottom="0.08151in" fo:padding-left="0.16303in" fo:padding-right="0.16303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8151in" fo:padding-bottom="0.08151in" fo:padding-left="0.16303in" fo:padding-right="0.16303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8151in" fo:padding-bottom="0.08151in" fo:padding-left="0.16303in" fo:padding-right="0.16303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 style:parent-style-name="Graphics">
      <style:graphic-properties draw:fill="none" draw:stroke="none"/>
    </style:style>
    <style:style style:family="paragraph" style:name="a114">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1.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8151in" fo:padding-bottom="0.08151in" fo:padding-left="0.16303in" fo:padding-right="0.16303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3" style:parent-style-name="Graphics">
      <style:graphic-properties draw:fill="none" draw:stroke="none"/>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227" style:parent-style-name="Graphics">
      <style:graphic-properties draw:fill="none" draw:stroke="none"/>
    </style:style>
    <style:style style:family="text" style:name="a228">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30">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paragraph" style:name="a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1" style:parent-style-name="Graphics">
      <style:graphic-properties draw:fill="none" draw:stroke="non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1.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left" style:tab-stop-distance="0.5in" fo:margin-left="2.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center"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9">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0.5in" fo:margin-left="1.7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0.5in" fo:margin-left="2.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005eb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8151in" fo:padding-bottom="0.08151in" fo:padding-left="0.16303in" fo:padding-right="0.16303in" draw:textarea-vertical-align="bottom"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
      <style:graphic-properties fo:wrap-option="wrap" fo:padding-top="0.08151in" fo:padding-bottom="0.08151in" fo:padding-left="0.16303in" fo:padding-right="0.16303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1.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0.5in" fo:margin-left="2.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52">
      <style:text-properties fo:font-variant="normal" fo:text-transform="none" fo:color="#c9c9c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c9c9c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a5a5a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5eb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a5a5a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0375in" fo:padding-bottom="0.0375in" fo:padding-left="0.075in" fo:padding-right="0.075in" draw:textarea-vertical-align="top" draw:textarea-horizontal-align="left" draw:fill="none" draw:stroke="none" draw:auto-grow-width="false" draw:auto-grow-height="tru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c9c9c9"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8151in" fo:padding-bottom="0.08151in" fo:padding-left="0.16303in" fo:padding-right="0.16303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center"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8151in" fo:padding-bottom="0.08151in" fo:padding-left="0.16303in" fo:padding-right="0.16303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8151in" fo:padding-bottom="0.08151in" fo:padding-left="0.16303in" fo:padding-right="0.1630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1">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drawing-page" style:name="a1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62">
      <style:graphic-properties fo:wrap-option="wrap" fo:padding-top="0.08151in" fo:padding-bottom="0.08151in" fo:padding-left="0.16303in" fo:padding-right="0.16303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8151in" fo:padding-bottom="0.08151in" fo:padding-left="0.16303in" fo:padding-right="0.16303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1" style:parent-style-name="Graphics">
      <style:graphic-properties draw:fill="none" draw:stroke="non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165" style:parent-style-name="Graphics">
      <style:graphic-properties draw:fill="none" draw:stroke="none"/>
    </style:style>
    <style:style style:family="text" style:name="a166">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8151in" fo:padding-bottom="0.08151in" fo:padding-left="0.16303in" fo:padding-right="0.16303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8151in" fo:padding-bottom="0.08151in" fo:padding-left="0.16303in" fo:padding-right="0.16303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8151in" fo:padding-bottom="0.08151in" fo:padding-left="0.16303in" fo:padding-right="0.16303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8" style:parent-style-name="Graphics">
      <style:graphic-properties draw:fill="none" draw:stroke="non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8151in" fo:padding-bottom="0.08151in" fo:padding-left="0.16303in" fo:padding-right="0.16303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parent-style-name="Graphics">
      <style:graphic-properties draw:fill="none" draw:stroke="non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2.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1">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292" style:parent-style-name="Graphics">
      <style:graphic-properties draw:fill="none" draw:stroke="non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presentation" style:name="a197">
      <style:graphic-properties fo:wrap-option="wrap" fo:padding-top="0.08151in" fo:padding-bottom="0.08151in" fo:padding-left="0.16303in" fo:padding-right="0.16303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presentation" style:name="a14">
      <style:graphic-properties fo:wrap-option="wrap" fo:padding-top="0.08151in" fo:padding-bottom="0.08151in" fo:padding-left="0.16303in" fo:padding-right="0.16303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8151in" fo:padding-bottom="0.08151in" fo:padding-left="0.16303in" fo:padding-right="0.16303in" draw:textarea-vertical-align="bottom"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8151in" fo:padding-bottom="0.08151in" fo:padding-left="0.16303in" fo:padding-right="0.16303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0" style:parent-style-name="Graphics">
      <style:graphic-properties draw:fill="none" draw:stroke="non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44" style:parent-style-name="Graphics">
      <style:graphic-properties draw:fill="none" draw:stroke="none"/>
    </style:style>
    <style:style style:family="text" style:name="a45">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parent-style-name="Graphics">
      <style:graphic-properties draw:fill="none" draw:stroke="non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5" style:parent-style-name="Graphics">
      <style:graphic-properties draw:fill="none" draw:stroke="non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0.5in" fo:margin-left="1.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parent-style-name="Graphics">
      <style:graphic-properties draw:fill="none" draw:stroke="non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0.5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0.8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0.5in" fo:margin-left="2.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1.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8151in" fo:padding-bottom="0.08151in" fo:padding-left="0.16303in" fo:padding-right="0.16303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0.5in" fo:margin-left="1.7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0.5in" fo:margin-left="2.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8151in" fo:padding-bottom="0.08151in" fo:padding-left="0.16303in" fo:padding-right="0.16303in" draw:textarea-vertical-align="top" draw:textarea-horizontal-align="left" draw:fill="none" draw:stroke="none" draw:auto-grow-width="false" draw:auto-grow-height="false"/>
      <style:paragraph-properties style:font-independent-line-spacing="true" style:writing-mode="lr-tb"/>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
      <style:graphic-properties fo:wrap-option="wrap" fo:padding-top="0.08151in" fo:padding-bottom="0.08151in" fo:padding-left="0.16303in" fo:padding-right="0.16303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18">
      <style:text-properties fo:font-variant="normal" fo:text-transform="none" fo:color="#005eb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41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4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3">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1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4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3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0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3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0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0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7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4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HEE-PPT---Master-slide-deck" style:page-layout-name="pageLayout1" draw:style-name="a0">
      <draw:frame draw:id="id0" draw:style-name="a1" draw:name="Picture 2" svg:x="8.32444in" svg:y="0.3937in" svg:width="4.52in" svg:height="0.67333in" style:rel-width="scale" style:rel-height="scale">
        <draw:image xlink:href="media/image2.jpeg" xlink:type="simple" xlink:show="embed" xlink:actuate="onLoad"/>
        <svg:title/>
        <svg:desc/>
      </draw:frame>
      <draw:custom-shape svg:x="0in" svg:y="6.81035in" svg:width="13.33333in" svg:height="0.68966in" draw:id="id1" draw:style-name="a4" draw:name="Rectangle 7">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2" draw:style-name="a5" draw:name="Picture 9" svg:x="0in" svg:y="6.76869in" svg:width="13.33333in" svg:height="0.27778in" style:rel-width="scale" style:rel-height="scale">
        <draw:image xlink:href="media/image3.emf" xlink:type="simple" xlink:show="embed" xlink:actuate="onLoad"/>
        <svg:title/>
        <svg:desc/>
      </draw:frame>
      <presentation:notes style:page-layout-name="pageLayout2" draw:style-name="a38">
        <draw:frame draw:id="id3" presentation:style-name="a8" draw:name="Header Placeholder 1" svg:x="0in" svg:y="0in" svg:width="4.70422in" svg:height="1.00301in" presentation:class="header" presentation:placeholder="false">
          <draw:text-box>
            <text:p text:style-name="a7" text:class-names="" text:cond-style-name=""><text:span text:style-name="a6" text:class-names=""/></text:p>
          </draw:text-box>
          <svg:title/>
          <svg:desc/>
        </draw:frame>
        <draw:frame draw:id="id4" presentation:style-name="a13" draw:name="Date Placeholder 2" svg:x="6.14917in" svg:y="0in" svg:width="4.70422in" svg:height="1.00301in" presentation:class="date-time" presentation:placeholder="false">
          <draw:text-box>
            <text:p text:style-name="a12" text:class-names="" text:cond-style-name=""><text:span text:style-name="a9" text:class-names=""><text:date text:fixed="false" style:data-style-name="a10">18/02/2021</text:date></text:span><text:span text:style-name="a11" text:class-names=""/></text:p>
          </draw:text-box>
          <svg:title/>
          <svg:desc/>
        </draw:frame>
        <draw:page-thumbnail svg:x="-0.56944in" svg:y="2.49826in" svg:width="11.99479in" svg:height="6.74826in" presentation:class="page" draw:id="id5" presentation:style-name="a14" draw:name="Slide Image Placeholder 3">
          <svg:title/>
          <svg:desc/>
        </draw:page-thumbnail>
        <draw:frame draw:id="id6" presentation:style-name="a30" draw:name="Notes Placeholder 4" svg:x="1.08559in" svg:y="9.62051in" svg:width="8.68472in" svg:height="7.87132in" presentation:class="notes" presentation:placeholder="false">
          <draw:text-box>
            <text:p text:style-name="a16" text:class-names="" text:cond-style-name=""><text:span text:style-name="a15" text:class-names="">Click to edit Master text styles</text:span></text:p>
            <text:list text:style-name="a19">
              <text:list-item>
                <text:list text:style-name="a19">
                  <text:list-item>
                    <text:p text:style-name="a18" text:class-names="" text:cond-style-name=""><text:span text:style-name="a17" text:class-names="">Second level</text:span></text:p>
                  </text:list-item>
                </text:list>
              </text:list-item>
            </text:list>
            <text:list text:style-name="a22">
              <text:list-item>
                <text:list text:style-name="a22">
                  <text:list-item>
                    <text:list text:style-name="a22">
                      <text:list-item>
                        <text:p text:style-name="a21" text:class-names="" text:cond-style-name=""><text:span text:style-name="a20" text:class-names="">Third level</text:span></text:p>
                      </text:list-item>
                    </text:list>
                  </text:list-item>
                </text:list>
              </text:list-item>
            </text:list>
            <text:list text:style-name="a25">
              <text:list-item>
                <text:list text:style-name="a25">
                  <text:list-item>
                    <text:list text:style-name="a25">
                      <text:list-item>
                        <text:list text:style-name="a25">
                          <text:list-item>
                            <text:p text:style-name="a24" text:class-names="" text:cond-style-name=""><text:span text:style-name="a23" text:class-names="">Fourth level</text:span></text:p>
                          </text:list-item>
                        </text:list>
                      </text:list-item>
                    </text:list>
                  </text:list-item>
                </text:list>
              </text:list-item>
            </text:list>
            <text:list text:style-name="a29">
              <text:list-item>
                <text:list text:style-name="a29">
                  <text:list-item>
                    <text:list text:style-name="a29">
                      <text:list-item>
                        <text:list text:style-name="a29">
                          <text:list-item>
                            <text:list text:style-name="a29">
                              <text:list-item>
                                <text:p text:style-name="a28" text:class-names="" text:cond-style-name=""><text:span text:style-name="a26" text:class-names="">Fifth level</text:span><text:span text:style-name="a27" text:class-names=""/></text:p>
                              </text:list-item>
                            </text:list>
                          </text:list-item>
                        </text:list>
                      </text:list-item>
                    </text:list>
                  </text:list-item>
                </text:list>
              </text:list-item>
            </text:list>
          </draw:text-box>
          <svg:title/>
          <svg:desc/>
        </draw:frame>
        <draw:frame draw:id="id7" presentation:style-name="a33" draw:name="Footer Placeholder 5" svg:x="0in" svg:y="18.98766in" svg:width="4.70422in" svg:height="1.003in" presentation:class="footer" presentation:placeholder="false">
          <draw:text-box>
            <text:p text:style-name="a32" text:class-names="" text:cond-style-name=""><text:span text:style-name="a31" text:class-names=""/></text:p>
          </draw:text-box>
          <svg:title/>
          <svg:desc/>
        </draw:frame>
        <draw:frame draw:id="id8" presentation:style-name="a37" draw:name="Slide Number Placeholder 6" svg:x="6.14917in" svg:y="18.98766in" svg:width="4.70422in" svg:height="1.003in" presentation:class="page-number" presentation:placeholder="false">
          <draw:text-box>
            <text:p text:style-name="a36" text:class-names="" text:cond-style-name=""><text:span text:style-name="a34" text:class-names=""><text:page-number style:num-format="1" text:fixed="false">‹#›</text:page-number></text:span><text:span text:style-name="a35" text:class-names=""/></text:p>
          </draw:text-box>
          <svg:title/>
          <svg:desc/>
        </draw:frame>
      </presentation:notes>
    </style:master-page>
    <style:master-page style:name="Master1-Layout1-cust-Slide-title-and-text" style:page-layout-name="pageLayout1" draw:style-name="a39">
      <draw:frame draw:id="id9" draw:layer="Master1-bg" draw:style-name="a40" draw:name="Picture 3" svg:x="8.32444in" svg:y="0.3937in" svg:width="4.52in" svg:height="0.67333in" style:rel-width="scale" style:rel-height="scale">
        <draw:image xlink:href="media/image2.jpeg" xlink:type="simple" xlink:show="embed" xlink:actuate="onLoad"/>
        <svg:title/>
        <svg:desc/>
      </draw:frame>
      <draw:custom-shape svg:x="0in" svg:y="6.81035in" svg:width="13.33333in" svg:height="0.68966in" draw:id="id10" draw:layer="Master1-bg" draw:style-name="a43" draw:name="Rectangle 4">
        <svg:title/>
        <svg:desc/>
        <text:p text:style-name="a42" text:class-names="" text:cond-style-name=""><text:span text:style-name="a41" text:class-names=""/></text:p>
        <draw:enhanced-geometry xmlns:dr3d="urn:oasis:names:tc:opendocument:xmlns:dr3d:1.0" draw:type="non-primitive" svg:viewBox="0 0 21600 21600" draw:enhanced-path="M 0 0 L 21600 0 21600 21600 0 21600 Z N"/>
      </draw:custom-shape>
      <draw:frame draw:id="id11" draw:layer="Master1-bg" draw:style-name="a44" draw:name="Picture 5" svg:x="0in" svg:y="6.76869in" svg:width="13.33333in" svg:height="0.27778in" style:rel-width="scale" style:rel-height="scale">
        <draw:image xlink:href="media/image3.emf" xlink:type="simple" xlink:show="embed" xlink:actuate="onLoad"/>
        <svg:title/>
        <svg:desc/>
      </draw:frame>
      <draw:frame draw:id="id12" presentation:style-name="a47" draw:name="Title 1" svg:x="0.66667in" svg:y="1.12153in" svg:width="11.33333in" svg:height="0.74305in" presentation:class="title" presentation:placeholder="false">
        <draw:text-box>
          <text:p text:style-name="a46" text:class-names="" text:cond-style-name=""><text:span text:style-name="a45" text:class-names="">Slide title – Arial, 36, Bold</text:span></text:p>
        </draw:text-box>
        <svg:title/>
        <svg:desc/>
      </draw:frame>
      <draw:frame draw:id="id13" presentation:style-name="a64" draw:name="Text Placeholder 7" svg:x="0.66667in" svg:y="2.13793in" svg:width="11.43056in" svg:height="4.06897in" presentation:class="outline" presentation:placeholder="false">
        <draw:text-box>
          <text:list text:style-name="a50">
            <text:list-item>
              <text:p text:style-name="a49" text:class-names="" text:cond-style-name=""><text:span text:style-name="a48" text:class-names=""><text:s text:c="1"/>Body text – Arial, 24</text:span></text:p>
            </text:list-item>
          </text:list>
          <text:list text:style-name="a53">
            <text:list-item>
              <text:list text:style-name="a53">
                <text:list-item>
                  <text:p text:style-name="a52" text:class-names="" text:cond-style-name=""><text:span text:style-name="a51" text:class-names="">Second level</text:span></text:p>
                </text:list-item>
              </text:list>
            </text:list-item>
          </text:list>
          <text:list text:style-name="a56">
            <text:list-item>
              <text:list text:style-name="a56">
                <text:list-item>
                  <text:list text:style-name="a56">
                    <text:list-item>
                      <text:p text:style-name="a55" text:class-names="" text:cond-style-name=""><text:span text:style-name="a54" text:class-names="">Third level</text:span></text:p>
                    </text:list-item>
                  </text:list>
                </text:list-item>
              </text:list>
            </text:list-item>
          </text:list>
          <text:list text:style-name="a59">
            <text:list-item>
              <text:list text:style-name="a59">
                <text:list-item>
                  <text:list text:style-name="a59">
                    <text:list-item>
                      <text:list text:style-name="a59">
                        <text:list-item>
                          <text:p text:style-name="a58" text:class-names="" text:cond-style-name=""><text:span text:style-name="a57" text:class-names="">Fourth level</text:span></text:p>
                        </text:list-item>
                      </text:list>
                    </text:list-item>
                  </text:list>
                </text:list-item>
              </text:list>
            </text:list-item>
          </text:list>
          <text:list text:style-name="a63">
            <text:list-item>
              <text:list text:style-name="a63">
                <text:list-item>
                  <text:list text:style-name="a63">
                    <text:list-item>
                      <text:list text:style-name="a63">
                        <text:list-item>
                          <text:list text:style-name="a63">
                            <text:list-item>
                              <text:p text:style-name="a62" text:class-names="" text:cond-style-name=""><text:span text:style-name="a60" text:class-names="">Fifth level</text:span><text:span text:style-name="a61" text:class-names=""/></text:p>
                            </text:list-item>
                          </text:list>
                        </text:list-item>
                      </text:list>
                    </text:list-item>
                  </text:list>
                </text:list-item>
              </text:list>
            </text:list-item>
          </text:list>
        </draw:text-box>
        <svg:title/>
        <svg:desc/>
      </draw:frame>
      <presentation:notes style:page-layout-name="pageLayout2" draw:style-name="a97">
        <draw:frame draw:id="id3" presentation:style-name="a67" draw:name="Header Placeholder 1" svg:x="0in" svg:y="0in" svg:width="4.70422in" svg:height="1.00301in" presentation:class="header" presentation:placeholder="false">
          <draw:text-box>
            <text:p text:style-name="a66" text:class-names="" text:cond-style-name=""><text:span text:style-name="a65" text:class-names=""/></text:p>
          </draw:text-box>
          <svg:title/>
          <svg:desc/>
        </draw:frame>
        <draw:frame draw:id="id4" presentation:style-name="a72" draw:name="Date Placeholder 2" svg:x="6.14917in" svg:y="0in" svg:width="4.70422in" svg:height="1.00301in" presentation:class="date-time" presentation:placeholder="false">
          <draw:text-box>
            <text:p text:style-name="a71" text:class-names="" text:cond-style-name=""><text:span text:style-name="a68" text:class-names=""><text:date text:fixed="false" style:data-style-name="a69">18/02/2021</text:date></text:span><text:span text:style-name="a70" text:class-names=""/></text:p>
          </draw:text-box>
          <svg:title/>
          <svg:desc/>
        </draw:frame>
        <draw:page-thumbnail svg:x="-0.56944in" svg:y="2.49826in" svg:width="11.99479in" svg:height="6.74826in" presentation:class="page" draw:id="id5" presentation:style-name="a73" draw:name="Slide Image Placeholder 3">
          <svg:title/>
          <svg:desc/>
        </draw:page-thumbnail>
        <draw:frame draw:id="id6" presentation:style-name="a89" draw:name="Notes Placeholder 4" svg:x="1.08559in" svg:y="9.62051in" svg:width="8.68472in" svg:height="7.87132in" presentation:class="notes" presentation:placeholder="false">
          <draw:text-box>
            <text:p text:style-name="a75" text:class-names="" text:cond-style-name=""><text:span text:style-name="a74" text:class-names="">Click to edit Master text styles</text:span></text:p>
            <text:list text:style-name="a78">
              <text:list-item>
                <text:list text:style-name="a78">
                  <text:list-item>
                    <text:p text:style-name="a77" text:class-names="" text:cond-style-name=""><text:span text:style-name="a76" text:class-names="">Second level</text:span></text:p>
                  </text:list-item>
                </text:list>
              </text:list-item>
            </text:list>
            <text:list text:style-name="a81">
              <text:list-item>
                <text:list text:style-name="a81">
                  <text:list-item>
                    <text:list text:style-name="a81">
                      <text:list-item>
                        <text:p text:style-name="a80" text:class-names="" text:cond-style-name=""><text:span text:style-name="a79" text:class-names="">Third level</text:span></text:p>
                      </text:list-item>
                    </text:list>
                  </text:list-item>
                </text:list>
              </text:list-item>
            </text:list>
            <text:list text:style-name="a84">
              <text:list-item>
                <text:list text:style-name="a84">
                  <text:list-item>
                    <text:list text:style-name="a84">
                      <text:list-item>
                        <text:list text:style-name="a84">
                          <text:list-item>
                            <text:p text:style-name="a83" text:class-names="" text:cond-style-name=""><text:span text:style-name="a82" text:class-names="">Fourth level</text:span></text:p>
                          </text:list-item>
                        </text:list>
                      </text:list-item>
                    </text:list>
                  </text:list-item>
                </text:list>
              </text:list-item>
            </text:list>
            <text:list text:style-name="a88">
              <text:list-item>
                <text:list text:style-name="a88">
                  <text:list-item>
                    <text:list text:style-name="a88">
                      <text:list-item>
                        <text:list text:style-name="a88">
                          <text:list-item>
                            <text:list text:style-name="a88">
                              <text:list-item>
                                <text:p text:style-name="a87" text:class-names="" text:cond-style-name=""><text:span text:style-name="a85" text:class-names="">Fifth level</text:span><text:span text:style-name="a86" text:class-names=""/></text:p>
                              </text:list-item>
                            </text:list>
                          </text:list-item>
                        </text:list>
                      </text:list-item>
                    </text:list>
                  </text:list-item>
                </text:list>
              </text:list-item>
            </text:list>
          </draw:text-box>
          <svg:title/>
          <svg:desc/>
        </draw:frame>
        <draw:frame draw:id="id7" presentation:style-name="a92" draw:name="Footer Placeholder 5" svg:x="0in" svg:y="18.98766in" svg:width="4.70422in" svg:height="1.003in" presentation:class="footer" presentation:placeholder="false">
          <draw:text-box>
            <text:p text:style-name="a91" text:class-names="" text:cond-style-name=""><text:span text:style-name="a90" text:class-names=""/></text:p>
          </draw:text-box>
          <svg:title/>
          <svg:desc/>
        </draw:frame>
        <draw:frame draw:id="id8" presentation:style-name="a96" draw:name="Slide Number Placeholder 6" svg:x="6.14917in" svg:y="18.98766in" svg:width="4.70422in" svg:height="1.003in" presentation:class="page-number" presentation:placeholder="false">
          <draw:text-box>
            <text:p text:style-name="a95" text:class-names="" text:cond-style-name=""><text:span text:style-name="a93" text:class-names=""><text:page-number style:num-format="1" text:fixed="false">‹#›</text:page-number></text:span><text:span text:style-name="a94" text:class-names=""/></text:p>
          </draw:text-box>
          <svg:title/>
          <svg:desc/>
        </draw:frame>
      </presentation:notes>
    </style:master-page>
    <style:master-page style:name="Master1-Layout2-cust-Slide-title,-text-and-photo" style:page-layout-name="pageLayout1" draw:style-name="a98">
      <draw:frame draw:id="id14" draw:layer="Master1-bg" draw:style-name="a99" draw:name="Picture 4" svg:x="8.32444in" svg:y="0.3937in" svg:width="4.52in" svg:height="0.67333in" style:rel-width="scale" style:rel-height="scale">
        <draw:image xlink:href="media/image2.jpeg" xlink:type="simple" xlink:show="embed" xlink:actuate="onLoad"/>
        <svg:title/>
        <svg:desc/>
      </draw:frame>
      <draw:custom-shape svg:x="0in" svg:y="6.81035in" svg:width="13.33333in" svg:height="0.68966in" draw:id="id15" draw:layer="Master1-bg" draw:style-name="a102" draw:name="Rectangle 5">
        <svg:title/>
        <svg:desc/>
        <text:p text:style-name="a101" text:class-names="" text:cond-style-name=""><text:span text:style-name="a100" text:class-names=""/></text:p>
        <draw:enhanced-geometry xmlns:dr3d="urn:oasis:names:tc:opendocument:xmlns:dr3d:1.0" draw:type="non-primitive" svg:viewBox="0 0 21600 21600" draw:enhanced-path="M 0 0 L 21600 0 21600 21600 0 21600 Z N"/>
      </draw:custom-shape>
      <draw:frame draw:id="id16" draw:layer="Master1-bg" draw:style-name="a103" draw:name="Picture 7" svg:x="0in" svg:y="6.76869in" svg:width="13.33333in" svg:height="0.27778in" style:rel-width="scale" style:rel-height="scale">
        <draw:image xlink:href="media/image3.emf" xlink:type="simple" xlink:show="embed" xlink:actuate="onLoad"/>
        <svg:title/>
        <svg:desc/>
      </draw:frame>
      <draw:frame draw:id="id17" presentation:style-name="a106" draw:name="Title 1" svg:x="0.66667in" svg:y="1.12153in" svg:width="11.33333in" svg:height="0.74305in" presentation:class="title" presentation:placeholder="false">
        <draw:text-box>
          <text:p text:style-name="a105" text:class-names="" text:cond-style-name=""><text:span text:style-name="a104" text:class-names="">Slide title – Arial, 36, Bold</text:span></text:p>
        </draw:text-box>
        <svg:title/>
        <svg:desc/>
      </draw:frame>
      <draw:frame draw:id="id18" presentation:style-name="a123" draw:name="Text Placeholder 7" svg:x="0.66667in" svg:y="2.13793in" svg:width="6.73563in" svg:height="4.06897in" presentation:class="outline" presentation:placeholder="false">
        <draw:text-box>
          <text:list text:style-name="a109">
            <text:list-item>
              <text:p text:style-name="a108" text:class-names="" text:cond-style-name=""><text:span text:style-name="a107" text:class-names=""><text:s text:c="1"/>Body text – Arial, 24</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19" presentation:style-name="a126" draw:name="Picture Placeholder 2" svg:x="7.6088in" svg:y="2.13715in" svg:width="5.35648in" svg:height="4.06944in" presentation:class="graphic" presentation:placeholder="false">
        <draw:text-box>
          <text:p text:style-name="a125" text:class-names="" text:cond-style-name=""><text:span text:style-name="a124" text:class-names="">Click here to insert your photograph</text:span></text:p>
        </draw:text-box>
        <svg:title/>
        <svg:desc/>
      </draw:frame>
      <presentation:notes style:page-layout-name="pageLayout2" draw:style-name="a159">
        <draw:frame draw:id="id3" presentation:style-name="a129" draw:name="Header Placeholder 1" svg:x="0in" svg:y="0in" svg:width="4.70422in" svg:height="1.00301in" presentation:class="header" presentation:placeholder="false">
          <draw:text-box>
            <text:p text:style-name="a128" text:class-names="" text:cond-style-name=""><text:span text:style-name="a127" text:class-names=""/></text:p>
          </draw:text-box>
          <svg:title/>
          <svg:desc/>
        </draw:frame>
        <draw:frame draw:id="id4" presentation:style-name="a134" draw:name="Date Placeholder 2" svg:x="6.14917in" svg:y="0in" svg:width="4.70422in" svg:height="1.00301in" presentation:class="date-time" presentation:placeholder="false">
          <draw:text-box>
            <text:p text:style-name="a133" text:class-names="" text:cond-style-name=""><text:span text:style-name="a130" text:class-names=""><text:date text:fixed="false" style:data-style-name="a131">18/02/2021</text:date></text:span><text:span text:style-name="a132" text:class-names=""/></text:p>
          </draw:text-box>
          <svg:title/>
          <svg:desc/>
        </draw:frame>
        <draw:page-thumbnail svg:x="-0.56944in" svg:y="2.49826in" svg:width="11.99479in" svg:height="6.74826in" presentation:class="page" draw:id="id5" presentation:style-name="a135" draw:name="Slide Image Placeholder 3">
          <svg:title/>
          <svg:desc/>
        </draw:page-thumbnail>
        <draw:frame draw:id="id6" presentation:style-name="a151" draw:name="Notes Placeholder 4" svg:x="1.08559in" svg:y="9.62051in" svg:width="8.68472in" svg:height="7.87132in" presentation:class="notes" presentation:placeholder="false">
          <draw:text-box>
            <text:p text:style-name="a137" text:class-names="" text:cond-style-name=""><text:span text:style-name="a136" text:class-names="">Click to edit Master text styles</text:span></text:p>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7" text:class-names="">Fifth level</text:span><text:span text:style-name="a148" text:class-names=""/></text:p>
                              </text:list-item>
                            </text:list>
                          </text:list-item>
                        </text:list>
                      </text:list-item>
                    </text:list>
                  </text:list-item>
                </text:list>
              </text:list-item>
            </text:list>
          </draw:text-box>
          <svg:title/>
          <svg:desc/>
        </draw:frame>
        <draw:frame draw:id="id7" presentation:style-name="a154" draw:name="Footer Placeholder 5" svg:x="0in" svg:y="18.98766in" svg:width="4.70422in" svg:height="1.003in" presentation:class="footer" presentation:placeholder="false">
          <draw:text-box>
            <text:p text:style-name="a153" text:class-names="" text:cond-style-name=""><text:span text:style-name="a152" text:class-names=""/></text:p>
          </draw:text-box>
          <svg:title/>
          <svg:desc/>
        </draw:frame>
        <draw:frame draw:id="id8" presentation:style-name="a158" draw:name="Slide Number Placeholder 6" svg:x="6.14917in" svg:y="18.98766in" svg:width="4.70422in" svg:height="1.003in" presentation:class="page-number" presentation:placeholder="false">
          <draw:text-box>
            <text:p text:style-name="a157" text:class-names="" text:cond-style-name=""><text:span text:style-name="a155" text:class-names=""><text:page-number style:num-format="1" text:fixed="false">‹#›</text:page-number></text:span><text:span text:style-name="a156" text:class-names=""/></text:p>
          </draw:text-box>
          <svg:title/>
          <svg:desc/>
        </draw:frame>
      </presentation:notes>
    </style:master-page>
    <style:master-page style:name="Master1-Layout3-cust-Title-slide,-subtitle-and-text" style:page-layout-name="pageLayout1" draw:style-name="a160">
      <draw:frame draw:id="id20" draw:layer="Master1-bg" draw:style-name="a161" draw:name="Picture 4" svg:x="8.32444in" svg:y="0.3937in" svg:width="4.52in" svg:height="0.67333in" style:rel-width="scale" style:rel-height="scale">
        <draw:image xlink:href="media/image2.jpeg" xlink:type="simple" xlink:show="embed" xlink:actuate="onLoad"/>
        <svg:title/>
        <svg:desc/>
      </draw:frame>
      <draw:custom-shape svg:x="0in" svg:y="6.81035in" svg:width="13.33333in" svg:height="0.68966in" draw:id="id21" draw:layer="Master1-bg" draw:style-name="a164" draw:name="Rectangle 5">
        <svg:title/>
        <svg:desc/>
        <text:p text:style-name="a163" text:class-names="" text:cond-style-name=""><text:span text:style-name="a162" text:class-names=""/></text:p>
        <draw:enhanced-geometry xmlns:dr3d="urn:oasis:names:tc:opendocument:xmlns:dr3d:1.0" draw:type="non-primitive" svg:viewBox="0 0 21600 21600" draw:enhanced-path="M 0 0 L 21600 0 21600 21600 0 21600 Z N"/>
      </draw:custom-shape>
      <draw:frame draw:id="id22" draw:layer="Master1-bg" draw:style-name="a165" draw:name="Picture 6" svg:x="0in" svg:y="6.76869in" svg:width="13.33333in" svg:height="0.27778in" style:rel-width="scale" style:rel-height="scale">
        <draw:image xlink:href="media/image3.emf" xlink:type="simple" xlink:show="embed" xlink:actuate="onLoad"/>
        <svg:title/>
        <svg:desc/>
      </draw:frame>
      <draw:frame draw:id="id23" presentation:style-name="a168" draw:name="Title 1" svg:x="0.66667in" svg:y="1.12153in" svg:width="11.33333in" svg:height="0.74305in" presentation:class="title" presentation:placeholder="false">
        <draw:text-box>
          <text:p text:style-name="a167" text:class-names="" text:cond-style-name=""><text:span text:style-name="a166" text:class-names="">Slide title – Arial, 36, Bold</text:span></text:p>
        </draw:text-box>
        <svg:title/>
        <svg:desc/>
      </draw:frame>
      <draw:frame draw:id="id24" presentation:style-name="a171" draw:name="Subtitle 2" svg:x="0.66667in" svg:y="1.92188in" svg:width="9.33333in" svg:height="0.63542in" presentation:class="subtitle" presentation:placeholder="false">
        <draw:text-box>
          <text:p text:style-name="a170" text:class-names="" text:cond-style-name=""><text:span text:style-name="a169" text:class-names="">Slide subtitle – Arial, 28, Bold</text:span></text:p>
        </draw:text-box>
        <svg:title/>
        <svg:desc/>
      </draw:frame>
      <draw:frame draw:id="id25" presentation:style-name="a188" draw:name="Text Placeholder 7" svg:x="0.66667in" svg:y="2.71875in" svg:width="11.43056in" svg:height="2.6875in" presentation:class="outline" presentation:placeholder="false">
        <draw:text-box>
          <text:list text:style-name="a174">
            <text:list-item>
              <text:p text:style-name="a173" text:class-names="" text:cond-style-name=""><text:span text:style-name="a172" text:class-names=""><text:s text:c="1"/>Body text – Arial, 24</text:span></text:p>
            </text:list-item>
          </text:list>
          <text:list text:style-name="a177">
            <text:list-item>
              <text:list text:style-name="a177">
                <text:list-item>
                  <text:p text:style-name="a176" text:class-names="" text:cond-style-name=""><text:span text:style-name="a175" text:class-names="">Second level</text:span></text:p>
                </text:list-item>
              </text:list>
            </text:list-item>
          </text:list>
          <text:list text:style-name="a180">
            <text:list-item>
              <text:list text:style-name="a180">
                <text:list-item>
                  <text:list text:style-name="a180">
                    <text:list-item>
                      <text:p text:style-name="a179" text:class-names="" text:cond-style-name=""><text:span text:style-name="a178" text:class-names="">Third level</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Fourth level</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4" text:class-names="">Fifth level</text:span><text:span text:style-name="a185" text:class-names=""/></text:p>
                            </text:list-item>
                          </text:list>
                        </text:list-item>
                      </text:list>
                    </text:list-item>
                  </text:list>
                </text:list-item>
              </text:list>
            </text:list-item>
          </text:list>
        </draw:text-box>
        <svg:title/>
        <svg:desc/>
      </draw:frame>
      <presentation:notes style:page-layout-name="pageLayout2" draw:style-name="a221">
        <draw:frame draw:id="id3" presentation:style-name="a191" draw:name="Header Placeholder 1" svg:x="0in" svg:y="0in" svg:width="4.70422in" svg:height="1.00301in" presentation:class="header" presentation:placeholder="false">
          <draw:text-box>
            <text:p text:style-name="a190" text:class-names="" text:cond-style-name=""><text:span text:style-name="a189" text:class-names=""/></text:p>
          </draw:text-box>
          <svg:title/>
          <svg:desc/>
        </draw:frame>
        <draw:frame draw:id="id4" presentation:style-name="a196" draw:name="Date Placeholder 2" svg:x="6.14917in" svg:y="0in" svg:width="4.70422in" svg:height="1.00301in" presentation:class="date-time" presentation:placeholder="false">
          <draw:text-box>
            <text:p text:style-name="a195" text:class-names="" text:cond-style-name=""><text:span text:style-name="a192" text:class-names=""><text:date text:fixed="false" style:data-style-name="a193">18/02/2021</text:date></text:span><text:span text:style-name="a194" text:class-names=""/></text:p>
          </draw:text-box>
          <svg:title/>
          <svg:desc/>
        </draw:frame>
        <draw:page-thumbnail svg:x="-0.56944in" svg:y="2.49826in" svg:width="11.99479in" svg:height="6.74826in" presentation:class="page" draw:id="id5" presentation:style-name="a197" draw:name="Slide Image Placeholder 3">
          <svg:title/>
          <svg:desc/>
        </draw:page-thumbnail>
        <draw:frame draw:id="id6" presentation:style-name="a213" draw:name="Notes Placeholder 4" svg:x="1.08559in" svg:y="9.62051in" svg:width="8.68472in" svg:height="7.87132in" presentation:class="notes" presentation:placeholder="false">
          <draw:text-box>
            <text:p text:style-name="a199" text:class-names="" text:cond-style-name=""><text:span text:style-name="a198" text:class-names="">Click to edit Master text styles</text:span></text:p>
            <text:list text:style-name="a202">
              <text:list-item>
                <text:list text:style-name="a202">
                  <text:list-item>
                    <text:p text:style-name="a201" text:class-names="" text:cond-style-name=""><text:span text:style-name="a200" text:class-names="">Second level</text:span></text:p>
                  </text:list-item>
                </text:list>
              </text:list-item>
            </text:list>
            <text:list text:style-name="a205">
              <text:list-item>
                <text:list text:style-name="a205">
                  <text:list-item>
                    <text:list text:style-name="a205">
                      <text:list-item>
                        <text:p text:style-name="a204" text:class-names="" text:cond-style-name=""><text:span text:style-name="a203" text:class-names="">Third le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Fourth le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Fifth level</text:span><text:span text:style-name="a210" text:class-names=""/></text:p>
                              </text:list-item>
                            </text:list>
                          </text:list-item>
                        </text:list>
                      </text:list-item>
                    </text:list>
                  </text:list-item>
                </text:list>
              </text:list-item>
            </text:list>
          </draw:text-box>
          <svg:title/>
          <svg:desc/>
        </draw:frame>
        <draw:frame draw:id="id7" presentation:style-name="a216" draw:name="Footer Placeholder 5" svg:x="0in" svg:y="18.98766in" svg:width="4.70422in" svg:height="1.003in" presentation:class="footer" presentation:placeholder="false">
          <draw:text-box>
            <text:p text:style-name="a215" text:class-names="" text:cond-style-name=""><text:span text:style-name="a214" text:class-names=""/></text:p>
          </draw:text-box>
          <svg:title/>
          <svg:desc/>
        </draw:frame>
        <draw:frame draw:id="id8" presentation:style-name="a220" draw:name="Slide Number Placeholder 6" svg:x="6.14917in" svg:y="18.98766in" svg:width="4.70422in" svg:height="1.003in" presentation:class="page-number" presentation:placeholder="false">
          <draw:text-box>
            <text:p text:style-name="a219" text:class-names="" text:cond-style-name=""><text:span text:style-name="a217" text:class-names=""><text:page-number style:num-format="1" text:fixed="false">‹#›</text:page-number></text:span><text:span text:style-name="a218" text:class-names=""/></text:p>
          </draw:text-box>
          <svg:title/>
          <svg:desc/>
        </draw:frame>
      </presentation:notes>
    </style:master-page>
    <style:master-page style:name="Master1-Layout4-cust-Title-slide,-subtitle,-text-and-photograph" style:page-layout-name="pageLayout1" draw:style-name="a222">
      <draw:frame draw:id="id26" draw:layer="Master1-bg" draw:style-name="a223" draw:name="Picture 5" svg:x="8.32444in" svg:y="0.3937in" svg:width="4.52in" svg:height="0.67333in" style:rel-width="scale" style:rel-height="scale">
        <draw:image xlink:href="media/image2.jpeg" xlink:type="simple" xlink:show="embed" xlink:actuate="onLoad"/>
        <svg:title/>
        <svg:desc/>
      </draw:frame>
      <draw:custom-shape svg:x="0in" svg:y="6.81035in" svg:width="13.33333in" svg:height="0.68966in" draw:id="id27" draw:layer="Master1-bg" draw:style-name="a226" draw:name="Rectangle 9">
        <svg:title/>
        <svg:desc/>
        <text:p text:style-name="a225" text:class-names="" text:cond-style-name=""><text:span text:style-name="a224" text:class-names=""/></text:p>
        <draw:enhanced-geometry xmlns:dr3d="urn:oasis:names:tc:opendocument:xmlns:dr3d:1.0" draw:type="non-primitive" svg:viewBox="0 0 21600 21600" draw:enhanced-path="M 0 0 L 21600 0 21600 21600 0 21600 Z N"/>
      </draw:custom-shape>
      <draw:frame draw:id="id28" draw:layer="Master1-bg" draw:style-name="a227" draw:name="Picture 11" svg:x="0in" svg:y="6.76869in" svg:width="13.33333in" svg:height="0.27778in" style:rel-width="scale" style:rel-height="scale">
        <draw:image xlink:href="media/image3.emf" xlink:type="simple" xlink:show="embed" xlink:actuate="onLoad"/>
        <svg:title/>
        <svg:desc/>
      </draw:frame>
      <draw:frame draw:id="id29" presentation:style-name="a230" draw:name="Title 1" svg:x="0.66667in" svg:y="1.12153in" svg:width="11.33333in" svg:height="0.74305in" presentation:class="title" presentation:placeholder="false">
        <draw:text-box>
          <text:p text:style-name="a229" text:class-names="" text:cond-style-name=""><text:span text:style-name="a228" text:class-names="">Slide title – Arial, 36, Bold</text:span></text:p>
        </draw:text-box>
        <svg:title/>
        <svg:desc/>
      </draw:frame>
      <draw:frame draw:id="id30" presentation:style-name="a233" draw:name="Subtitle 2" svg:x="0.66667in" svg:y="1.92188in" svg:width="9.33333in" svg:height="0.63542in" presentation:class="subtitle" presentation:placeholder="false">
        <draw:text-box>
          <text:p text:style-name="a232" text:class-names="" text:cond-style-name=""><text:span text:style-name="a231" text:class-names="">Slide subtitle – Arial, 28, Bold</text:span></text:p>
        </draw:text-box>
        <svg:title/>
        <svg:desc/>
      </draw:frame>
      <draw:frame draw:id="id31" presentation:style-name="a250" draw:name="Text Placeholder 7" svg:x="0.66667in" svg:y="2.71875in" svg:width="6.94253in" svg:height="2.6875in" presentation:class="outline" presentation:placeholder="false">
        <draw:text-box>
          <text:list text:style-name="a236">
            <text:list-item>
              <text:p text:style-name="a235" text:class-names="" text:cond-style-name=""><text:span text:style-name="a234" text:class-names=""><text:s text:c="1"/>Body text – Arial, 24</text:span></text:p>
            </text:list-item>
          </text:list>
          <text:list text:style-name="a239">
            <text:list-item>
              <text:list text:style-name="a239">
                <text:list-item>
                  <text:p text:style-name="a238" text:class-names="" text:cond-style-name=""><text:span text:style-name="a237" text:class-names="">Second level</text:span></text:p>
                </text:list-item>
              </text:list>
            </text:list-item>
          </text:list>
          <text:list text:style-name="a242">
            <text:list-item>
              <text:list text:style-name="a242">
                <text:list-item>
                  <text:list text:style-name="a242">
                    <text:list-item>
                      <text:p text:style-name="a241" text:class-names="" text:cond-style-name=""><text:span text:style-name="a240" text:class-names="">Third level</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6" text:class-names="">Fifth level</text:span><text:span text:style-name="a247" text:class-names=""/></text:p>
                            </text:list-item>
                          </text:list>
                        </text:list-item>
                      </text:list>
                    </text:list-item>
                  </text:list>
                </text:list-item>
              </text:list>
            </text:list-item>
          </text:list>
        </draw:text-box>
        <svg:title/>
        <svg:desc/>
      </draw:frame>
      <draw:frame draw:id="id32" presentation:style-name="a253" draw:name="Picture Placeholder 10" svg:x="7.81713in" svg:y="2.71875in" svg:width="5.03241in" svg:height="2.6875in" presentation:class="graphic" presentation:placeholder="false">
        <draw:text-box>
          <text:p text:style-name="a252" text:class-names="" text:cond-style-name=""><text:span text:style-name="a251" text:class-names="">Click here to insert your photograph</text:span></text:p>
        </draw:text-box>
        <svg:title/>
        <svg:desc/>
      </draw:frame>
      <presentation:notes style:page-layout-name="pageLayout2" draw:style-name="a286">
        <draw:frame draw:id="id3" presentation:style-name="a256" draw:name="Header Placeholder 1" svg:x="0in" svg:y="0in" svg:width="4.70422in" svg:height="1.00301in" presentation:class="header" presentation:placeholder="false">
          <draw:text-box>
            <text:p text:style-name="a255" text:class-names="" text:cond-style-name=""><text:span text:style-name="a254" text:class-names=""/></text:p>
          </draw:text-box>
          <svg:title/>
          <svg:desc/>
        </draw:frame>
        <draw:frame draw:id="id4" presentation:style-name="a261" draw:name="Date Placeholder 2" svg:x="6.14917in" svg:y="0in" svg:width="4.70422in" svg:height="1.00301in" presentation:class="date-time" presentation:placeholder="false">
          <draw:text-box>
            <text:p text:style-name="a260" text:class-names="" text:cond-style-name=""><text:span text:style-name="a257" text:class-names=""><text:date text:fixed="false" style:data-style-name="a258">18/02/2021</text:date></text:span><text:span text:style-name="a259" text:class-names=""/></text:p>
          </draw:text-box>
          <svg:title/>
          <svg:desc/>
        </draw:frame>
        <draw:page-thumbnail svg:x="-0.56944in" svg:y="2.49826in" svg:width="11.99479in" svg:height="6.74826in" presentation:class="page" draw:id="id5" presentation:style-name="a262" draw:name="Slide Image Placeholder 3">
          <svg:title/>
          <svg:desc/>
        </draw:page-thumbnail>
        <draw:frame draw:id="id6" presentation:style-name="a278" draw:name="Notes Placeholder 4" svg:x="1.08559in" svg:y="9.62051in" svg:width="8.68472in" svg:height="7.87132in" presentation:class="notes" presentation:placeholder="false">
          <draw:text-box>
            <text:p text:style-name="a264" text:class-names="" text:cond-style-name=""><text:span text:style-name="a263" text:class-names="">Click to edit Master text styles</text:span></text:p>
            <text:list text:style-name="a267">
              <text:list-item>
                <text:list text:style-name="a267">
                  <text:list-item>
                    <text:p text:style-name="a266" text:class-names="" text:cond-style-name=""><text:span text:style-name="a265" text:class-names="">Second level</text:span></text:p>
                  </text:list-item>
                </text:list>
              </text:list-item>
            </text:list>
            <text:list text:style-name="a270">
              <text:list-item>
                <text:list text:style-name="a270">
                  <text:list-item>
                    <text:list text:style-name="a270">
                      <text:list-item>
                        <text:p text:style-name="a269" text:class-names="" text:cond-style-name=""><text:span text:style-name="a268" text:class-names="">Third level</text:span></text:p>
                      </text:list-item>
                    </text:list>
                  </text:list-item>
                </text:list>
              </text:list-item>
            </text:list>
            <text:list text:style-name="a273">
              <text:list-item>
                <text:list text:style-name="a273">
                  <text:list-item>
                    <text:list text:style-name="a273">
                      <text:list-item>
                        <text:list text:style-name="a273">
                          <text:list-item>
                            <text:p text:style-name="a272" text:class-names="" text:cond-style-name=""><text:span text:style-name="a271" text:class-names="">Fourth level</text:span></text:p>
                          </text:list-item>
                        </text:list>
                      </text:list-item>
                    </text:list>
                  </text:list-item>
                </text:list>
              </text:list-item>
            </text:list>
            <text:list text:style-name="a277">
              <text:list-item>
                <text:list text:style-name="a277">
                  <text:list-item>
                    <text:list text:style-name="a277">
                      <text:list-item>
                        <text:list text:style-name="a277">
                          <text:list-item>
                            <text:list text:style-name="a277">
                              <text:list-item>
                                <text:p text:style-name="a276" text:class-names="" text:cond-style-name=""><text:span text:style-name="a274" text:class-names="">Fifth level</text:span><text:span text:style-name="a275" text:class-names=""/></text:p>
                              </text:list-item>
                            </text:list>
                          </text:list-item>
                        </text:list>
                      </text:list-item>
                    </text:list>
                  </text:list-item>
                </text:list>
              </text:list-item>
            </text:list>
          </draw:text-box>
          <svg:title/>
          <svg:desc/>
        </draw:frame>
        <draw:frame draw:id="id7" presentation:style-name="a281" draw:name="Footer Placeholder 5" svg:x="0in" svg:y="18.98766in" svg:width="4.70422in" svg:height="1.003in" presentation:class="footer" presentation:placeholder="false">
          <draw:text-box>
            <text:p text:style-name="a280" text:class-names="" text:cond-style-name=""><text:span text:style-name="a279" text:class-names=""/></text:p>
          </draw:text-box>
          <svg:title/>
          <svg:desc/>
        </draw:frame>
        <draw:frame draw:id="id8" presentation:style-name="a285" draw:name="Slide Number Placeholder 6" svg:x="6.14917in" svg:y="18.98766in" svg:width="4.70422in" svg:height="1.003in" presentation:class="page-number" presentation:placeholder="false">
          <draw:text-box>
            <text:p text:style-name="a284" text:class-names="" text:cond-style-name=""><text:span text:style-name="a282" text:class-names=""><text:page-number style:num-format="1" text:fixed="false">‹#›</text:page-number></text:span><text:span text:style-name="a283" text:class-names=""/></text:p>
          </draw:text-box>
          <svg:title/>
          <svg:desc/>
        </draw:frame>
      </presentation:notes>
    </style:master-page>
    <style:master-page style:name="Master1-Layout5-cust-Blank-slide-for-graphs-and-large-illustrations" style:page-layout-name="pageLayout1" draw:style-name="a287">
      <draw:frame draw:id="id33" draw:layer="Master1-bg" draw:style-name="a288" draw:name="Picture 1" svg:x="8.32444in" svg:y="0.3937in" svg:width="4.52in" svg:height="0.67333in" style:rel-width="scale" style:rel-height="scale">
        <draw:image xlink:href="media/image2.jpeg" xlink:type="simple" xlink:show="embed" xlink:actuate="onLoad"/>
        <svg:title/>
        <svg:desc/>
      </draw:frame>
      <draw:custom-shape svg:x="0in" svg:y="6.81035in" svg:width="13.33333in" svg:height="0.68966in" draw:id="id34" draw:layer="Master1-bg" draw:style-name="a291" draw:name="Rectangle 2">
        <svg:title/>
        <svg:desc/>
        <text:p text:style-name="a290" text:class-names="" text:cond-style-name=""><text:span text:style-name="a289" text:class-names=""/></text:p>
        <draw:enhanced-geometry xmlns:dr3d="urn:oasis:names:tc:opendocument:xmlns:dr3d:1.0" draw:type="non-primitive" svg:viewBox="0 0 21600 21600" draw:enhanced-path="M 0 0 L 21600 0 21600 21600 0 21600 Z N"/>
      </draw:custom-shape>
      <draw:frame draw:id="id35" draw:layer="Master1-bg" draw:style-name="a292" draw:name="Picture 3" svg:x="0in" svg:y="6.76869in" svg:width="13.33333in" svg:height="0.27778in" style:rel-width="scale" style:rel-height="scale">
        <draw:image xlink:href="media/image3.emf" xlink:type="simple" xlink:show="embed" xlink:actuate="onLoad"/>
        <svg:title/>
        <svg:desc/>
      </draw:frame>
      <presentation:notes style:page-layout-name="pageLayout2" draw:style-name="a325">
        <draw:frame draw:id="id3" presentation:style-name="a295" draw:name="Header Placeholder 1" svg:x="0in" svg:y="0in" svg:width="4.70422in" svg:height="1.00301in" presentation:class="header" presentation:placeholder="false">
          <draw:text-box>
            <text:p text:style-name="a294" text:class-names="" text:cond-style-name=""><text:span text:style-name="a293" text:class-names=""/></text:p>
          </draw:text-box>
          <svg:title/>
          <svg:desc/>
        </draw:frame>
        <draw:frame draw:id="id4" presentation:style-name="a300" draw:name="Date Placeholder 2" svg:x="6.14917in" svg:y="0in" svg:width="4.70422in" svg:height="1.00301in" presentation:class="date-time" presentation:placeholder="false">
          <draw:text-box>
            <text:p text:style-name="a299" text:class-names="" text:cond-style-name=""><text:span text:style-name="a296" text:class-names=""><text:date text:fixed="false" style:data-style-name="a297">18/02/2021</text:date></text:span><text:span text:style-name="a298" text:class-names=""/></text:p>
          </draw:text-box>
          <svg:title/>
          <svg:desc/>
        </draw:frame>
        <draw:page-thumbnail svg:x="-0.56944in" svg:y="2.49826in" svg:width="11.99479in" svg:height="6.74826in" presentation:class="page" draw:id="id5" presentation:style-name="a301" draw:name="Slide Image Placeholder 3">
          <svg:title/>
          <svg:desc/>
        </draw:page-thumbnail>
        <draw:frame draw:id="id6" presentation:style-name="a317" draw:name="Notes Placeholder 4" svg:x="1.08559in" svg:y="9.62051in" svg:width="8.68472in" svg:height="7.8713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7" presentation:style-name="a320" draw:name="Footer Placeholder 5" svg:x="0in" svg:y="18.98766in" svg:width="4.70422in" svg:height="1.003in" presentation:class="footer" presentation:placeholder="false">
          <draw:text-box>
            <text:p text:style-name="a319" text:class-names="" text:cond-style-name=""><text:span text:style-name="a318" text:class-names=""/></text:p>
          </draw:text-box>
          <svg:title/>
          <svg:desc/>
        </draw:frame>
        <draw:frame draw:id="id8" presentation:style-name="a324" draw:name="Slide Number Placeholder 6" svg:x="6.14917in" svg:y="18.98766in" svg:width="4.70422in" svg:height="1.003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style:master-page style:name="Master1-Layout6-cust-1_Title-and-Content" style:page-layout-name="pageLayout1" draw:style-name="a326">
      <draw:frame draw:id="id36" draw:layer="Master1-bg" draw:style-name="a327" draw:name="Picture 5" svg:x="8.32444in" svg:y="0.3937in" svg:width="4.52in" svg:height="0.67333in" style:rel-width="scale" style:rel-height="scale">
        <draw:image xlink:href="media/image2.jpeg" xlink:type="simple" xlink:show="embed" xlink:actuate="onLoad"/>
        <svg:title/>
        <svg:desc/>
      </draw:frame>
      <draw:custom-shape svg:x="0in" svg:y="6.81035in" svg:width="13.33333in" svg:height="0.68966in" draw:id="id37" draw:layer="Master1-bg" draw:style-name="a330" draw:name="Rectangle 6">
        <svg:title/>
        <svg:desc/>
        <text:p text:style-name="a329" text:class-names="" text:cond-style-name=""><text:span text:style-name="a328" text:class-names=""/></text:p>
        <draw:enhanced-geometry xmlns:dr3d="urn:oasis:names:tc:opendocument:xmlns:dr3d:1.0" draw:type="non-primitive" svg:viewBox="0 0 21600 21600" draw:enhanced-path="M 0 0 L 21600 0 21600 21600 0 21600 Z N"/>
      </draw:custom-shape>
      <draw:frame draw:id="id38" draw:layer="Master1-bg" draw:style-name="a331" draw:name="Picture 7" svg:x="0in" svg:y="6.76869in" svg:width="13.33333in" svg:height="0.27778in" style:rel-width="scale" style:rel-height="scale">
        <draw:image xlink:href="media/image3.emf" xlink:type="simple" xlink:show="embed" xlink:actuate="onLoad"/>
        <svg:title/>
        <svg:desc/>
      </draw:frame>
      <draw:frame draw:id="id39" presentation:style-name="a348" draw:name="Content Placeholder 9" svg:x="0.67248in" svg:y="1.4696in" svg:width="11.2827in" svg:height="2.45421in" presentation:class="object" presentation:placeholder="false">
        <draw:text-box>
          <text:list text:style-name="a334">
            <text:list-item>
              <text:p text:style-name="a333" text:class-names="" text:cond-style-name=""><text:span text:style-name="a332" text:class-names="">Edit Master text styles</text:span></text:p>
            </text:list-item>
          </text:list>
          <text:list text:style-name="a337">
            <text:list-item>
              <text:list text:style-name="a337">
                <text:list-item>
                  <text:p text:style-name="a336" text:class-names="" text:cond-style-name=""><text:span text:style-name="a335" text:class-names="">Second level</text:span></text:p>
                </text:list-item>
              </text:list>
            </text:list-item>
          </text:list>
          <text:list text:style-name="a340">
            <text:list-item>
              <text:list text:style-name="a340">
                <text:list-item>
                  <text:list text:style-name="a340">
                    <text:list-item>
                      <text:p text:style-name="a339" text:class-names="" text:cond-style-name=""><text:span text:style-name="a338" text:class-names="">Third level</text:span></text:p>
                    </text:list-item>
                  </text:list>
                </text:list-item>
              </text:list>
            </text:list-item>
          </text:list>
          <text:list text:style-name="a343">
            <text:list-item>
              <text:list text:style-name="a343">
                <text:list-item>
                  <text:list text:style-name="a343">
                    <text:list-item>
                      <text:list text:style-name="a343">
                        <text:list-item>
                          <text:p text:style-name="a342" text:class-names="" text:cond-style-name=""><text:span text:style-name="a341" text:class-names="">Fourth level</text:span></text:p>
                        </text:list-item>
                      </text:list>
                    </text:list-item>
                  </text:list>
                </text:list-item>
              </text:list>
            </text:list-item>
          </text:list>
          <text:list text:style-name="a347">
            <text:list-item>
              <text:list text:style-name="a347">
                <text:list-item>
                  <text:list text:style-name="a347">
                    <text:list-item>
                      <text:list text:style-name="a347">
                        <text:list-item>
                          <text:list text:style-name="a347">
                            <text:list-item>
                              <text:p text:style-name="a346" text:class-names="" text:cond-style-name=""><text:span text:style-name="a344" text:class-names="">Fifth level</text:span><text:span text:style-name="a345" text:class-names=""/></text:p>
                            </text:list-item>
                          </text:list>
                        </text:list-item>
                      </text:list>
                    </text:list-item>
                  </text:list>
                </text:list-item>
              </text:list>
            </text:list-item>
          </text:list>
        </draw:text-box>
        <svg:title/>
        <svg:desc/>
      </draw:frame>
      <draw:frame draw:id="id40" presentation:style-name="a351" draw:name="Title 10" svg:x="0.66667in" svg:y="0.6in" svg:width="11.75in" svg:height="0.66891in" presentation:class="title" presentation:placeholder="false">
        <draw:text-box>
          <text:p text:style-name="a350" text:class-names="" text:cond-style-name=""><text:span text:style-name="a349" text:class-names="">Click to edit Master title style</text:span></text:p>
        </draw:text-box>
        <svg:title/>
        <svg:desc/>
      </draw:frame>
      <draw:frame draw:id="id41" draw:style-name="a358" draw:name="TextBox 7" svg:x="0.42478in" svg:y="6.96909in" svg:width="0.94395in" svg:height="0.2272in">
        <draw:text-box>
          <text:p text:style-name="a357" text:class-names="" text:cond-style-name=""><text:span text:style-name="a352" text:class-names=""><text:page-number style:num-format="1" text:fixed="false">‹#›</text:page-number></text:span><text:span text:style-name="a353" text:class-names=""><text:s text:c="1"/></text:span><text:span text:style-name="a354" text:class-names=""><text:s text:c="2"/></text:span><text:span text:style-name="a355" text:class-names="">|</text:span><text:span text:style-name="a356" text:class-names=""/></text:p>
        </draw:text-box>
        <svg:title/>
        <svg:desc/>
      </draw:frame>
      <draw:frame draw:id="id42" presentation:style-name="a361" draw:name="Footer Placeholder 2" svg:x="1.00711in" svg:y="6.92633in" svg:width="8.34524in" svg:height="0.39931in" presentation:class="footer" presentation:placeholder="false">
        <draw:text-box>
          <text:p text:style-name="a360" text:class-names="" text:cond-style-name=""><text:span text:style-name="a359" text:class-names="">People Plan work programme – phase II</text:span></text:p>
        </draw:text-box>
        <svg:title/>
        <svg:desc/>
      </draw:frame>
      <presentation:notes style:page-layout-name="pageLayout2" draw:style-name="a394">
        <draw:frame draw:id="id3" presentation:style-name="a364" draw:name="Header Placeholder 1" svg:x="0in" svg:y="0in" svg:width="4.70422in" svg:height="1.00301in" presentation:class="header" presentation:placeholder="false">
          <draw:text-box>
            <text:p text:style-name="a363" text:class-names="" text:cond-style-name=""><text:span text:style-name="a362" text:class-names=""/></text:p>
          </draw:text-box>
          <svg:title/>
          <svg:desc/>
        </draw:frame>
        <draw:frame draw:id="id4" presentation:style-name="a369" draw:name="Date Placeholder 2" svg:x="6.14917in" svg:y="0in" svg:width="4.70422in" svg:height="1.00301in" presentation:class="date-time" presentation:placeholder="false">
          <draw:text-box>
            <text:p text:style-name="a368" text:class-names="" text:cond-style-name=""><text:span text:style-name="a365" text:class-names=""><text:date text:fixed="false" style:data-style-name="a366">18/02/2021</text:date></text:span><text:span text:style-name="a367" text:class-names=""/></text:p>
          </draw:text-box>
          <svg:title/>
          <svg:desc/>
        </draw:frame>
        <draw:page-thumbnail svg:x="-0.56944in" svg:y="2.49826in" svg:width="11.99479in" svg:height="6.74826in" presentation:class="page" draw:id="id5" presentation:style-name="a370" draw:name="Slide Image Placeholder 3">
          <svg:title/>
          <svg:desc/>
        </draw:page-thumbnail>
        <draw:frame draw:id="id6" presentation:style-name="a386" draw:name="Notes Placeholder 4" svg:x="1.08559in" svg:y="9.62051in" svg:width="8.68472in" svg:height="7.87132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7" presentation:style-name="a389" draw:name="Footer Placeholder 5" svg:x="0in" svg:y="18.98766in" svg:width="4.70422in" svg:height="1.003in" presentation:class="footer" presentation:placeholder="false">
          <draw:text-box>
            <text:p text:style-name="a388" text:class-names="" text:cond-style-name=""><text:span text:style-name="a387" text:class-names=""/></text:p>
          </draw:text-box>
          <svg:title/>
          <svg:desc/>
        </draw:frame>
        <draw:frame draw:id="id8" presentation:style-name="a393" draw:name="Slide Number Placeholder 6" svg:x="6.14917in" svg:y="18.98766in" svg:width="4.70422in" svg:height="1.003in" presentation:class="page-number" presentation:placeholder="false">
          <draw:text-box>
            <text:p text:style-name="a392" text:class-names="" text:cond-style-name=""><text:span text:style-name="a390" text:class-names=""><text:page-number style:num-format="1" text:fixed="false">‹#›</text:page-number></text:span><text:span text:style-name="a391" text:class-names=""/></text:p>
          </draw:text-box>
          <svg:title/>
          <svg:desc/>
        </draw:frame>
      </presentation:notes>
    </style:master-page>
    <style:master-page style:name="Master1-Layout7-cust-2_Title-and-Content" style:page-layout-name="pageLayout1" draw:style-name="a395">
      <draw:frame draw:id="id43" draw:layer="Master1-bg" draw:style-name="a396" draw:name="Picture 5" svg:x="8.32444in" svg:y="0.3937in" svg:width="4.52in" svg:height="0.67333in" style:rel-width="scale" style:rel-height="scale">
        <draw:image xlink:href="media/image2.jpeg" xlink:type="simple" xlink:show="embed" xlink:actuate="onLoad"/>
        <svg:title/>
        <svg:desc/>
      </draw:frame>
      <draw:custom-shape svg:x="0in" svg:y="6.81035in" svg:width="13.33333in" svg:height="0.68966in" draw:id="id44" draw:layer="Master1-bg" draw:style-name="a399" draw:name="Rectangle 6">
        <svg:title/>
        <svg:desc/>
        <text:p text:style-name="a398" text:class-names="" text:cond-style-name=""><text:span text:style-name="a397" text:class-names=""/></text:p>
        <draw:enhanced-geometry xmlns:dr3d="urn:oasis:names:tc:opendocument:xmlns:dr3d:1.0" draw:type="non-primitive" svg:viewBox="0 0 21600 21600" draw:enhanced-path="M 0 0 L 21600 0 21600 21600 0 21600 Z N"/>
      </draw:custom-shape>
      <draw:frame draw:id="id45" draw:layer="Master1-bg" draw:style-name="a400" draw:name="Picture 7" svg:x="0in" svg:y="6.76869in" svg:width="13.33333in" svg:height="0.27778in" style:rel-width="scale" style:rel-height="scale">
        <draw:image xlink:href="media/image3.emf" xlink:type="simple" xlink:show="embed" xlink:actuate="onLoad"/>
        <svg:title/>
        <svg:desc/>
      </draw:frame>
      <draw:frame draw:id="id46" presentation:style-name="a417" draw:name="Content Placeholder 9" svg:x="0.67248in" svg:y="1.4696in" svg:width="11.2827in" svg:height="2.45421in" presentation:class="object"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47" presentation:style-name="a420" draw:name="Title 10" svg:x="0.66667in" svg:y="0.6in" svg:width="11.75in" svg:height="0.66891in" presentation:class="title" presentation:placeholder="false">
        <draw:text-box>
          <text:p text:style-name="a419" text:class-names="" text:cond-style-name=""><text:span text:style-name="a418" text:class-names="">Click to edit Master title style</text:span></text:p>
        </draw:text-box>
        <svg:title/>
        <svg:desc/>
      </draw:frame>
      <draw:frame draw:id="id48" draw:style-name="a427" draw:name="TextBox 7" svg:x="0.42478in" svg:y="6.96909in" svg:width="0.94395in" svg:height="0.2272in">
        <draw:text-box>
          <text:p text:style-name="a426" text:class-names="" text:cond-style-name=""><text:span text:style-name="a421" text:class-names=""><text:page-number style:num-format="1" text:fixed="false">‹#›</text:page-number></text:span><text:span text:style-name="a422" text:class-names=""><text:s text:c="1"/></text:span><text:span text:style-name="a423" text:class-names=""><text:s text:c="2"/></text:span><text:span text:style-name="a424" text:class-names="">|</text:span><text:span text:style-name="a425" text:class-names=""/></text:p>
        </draw:text-box>
        <svg:title/>
        <svg:desc/>
      </draw:frame>
      <draw:frame draw:id="id49" presentation:style-name="a430" draw:name="Footer Placeholder 2" svg:x="1.00711in" svg:y="6.92633in" svg:width="8.34524in" svg:height="0.39931in" presentation:class="footer" presentation:placeholder="false">
        <draw:text-box>
          <text:p text:style-name="a429" text:class-names="" text:cond-style-name=""><text:span text:style-name="a428" text:class-names="">People Plan work programme – phase II</text:span></text:p>
        </draw:text-box>
        <svg:title/>
        <svg:desc/>
      </draw:frame>
      <presentation:notes style:page-layout-name="pageLayout2" draw:style-name="a463">
        <draw:frame draw:id="id3" presentation:style-name="a433" draw:name="Header Placeholder 1" svg:x="0in" svg:y="0in" svg:width="4.70422in" svg:height="1.00301in" presentation:class="header" presentation:placeholder="false">
          <draw:text-box>
            <text:p text:style-name="a432" text:class-names="" text:cond-style-name=""><text:span text:style-name="a431" text:class-names=""/></text:p>
          </draw:text-box>
          <svg:title/>
          <svg:desc/>
        </draw:frame>
        <draw:frame draw:id="id4" presentation:style-name="a438" draw:name="Date Placeholder 2" svg:x="6.14917in" svg:y="0in" svg:width="4.70422in" svg:height="1.00301in" presentation:class="date-time" presentation:placeholder="false">
          <draw:text-box>
            <text:p text:style-name="a437" text:class-names="" text:cond-style-name=""><text:span text:style-name="a434" text:class-names=""><text:date text:fixed="false" style:data-style-name="a435">18/02/2021</text:date></text:span><text:span text:style-name="a436" text:class-names=""/></text:p>
          </draw:text-box>
          <svg:title/>
          <svg:desc/>
        </draw:frame>
        <draw:page-thumbnail svg:x="-0.56944in" svg:y="2.49826in" svg:width="11.99479in" svg:height="6.74826in" presentation:class="page" draw:id="id5" presentation:style-name="a439" draw:name="Slide Image Placeholder 3">
          <svg:title/>
          <svg:desc/>
        </draw:page-thumbnail>
        <draw:frame draw:id="id6" presentation:style-name="a455" draw:name="Notes Placeholder 4" svg:x="1.08559in" svg:y="9.62051in" svg:width="8.68472in" svg:height="7.87132in" presentation:class="notes" presentation:placeholder="false">
          <draw:text-box>
            <text:p text:style-name="a441" text:class-names="" text:cond-style-name=""><text:span text:style-name="a440" text:class-names="">Click to edit Master text styles</text:span></text:p>
            <text:list text:style-name="a444">
              <text:list-item>
                <text:list text:style-name="a444">
                  <text:list-item>
                    <text:p text:style-name="a443" text:class-names="" text:cond-style-name=""><text:span text:style-name="a442" text:class-names="">Second level</text:span></text:p>
                  </text:list-item>
                </text:list>
              </text:list-item>
            </text:list>
            <text:list text:style-name="a447">
              <text:list-item>
                <text:list text:style-name="a447">
                  <text:list-item>
                    <text:list text:style-name="a447">
                      <text:list-item>
                        <text:p text:style-name="a446" text:class-names="" text:cond-style-name=""><text:span text:style-name="a445" text:class-names="">Third level</text:span></text:p>
                      </text:list-item>
                    </text:list>
                  </text:list-item>
                </text:list>
              </text:list-item>
            </text:list>
            <text:list text:style-name="a450">
              <text:list-item>
                <text:list text:style-name="a450">
                  <text:list-item>
                    <text:list text:style-name="a450">
                      <text:list-item>
                        <text:list text:style-name="a450">
                          <text:list-item>
                            <text:p text:style-name="a449" text:class-names="" text:cond-style-name=""><text:span text:style-name="a448" text:class-names="">Fourth level</text:span></text:p>
                          </text:list-item>
                        </text:list>
                      </text:list-item>
                    </text:list>
                  </text:list-item>
                </text:list>
              </text:list-item>
            </text:list>
            <text:list text:style-name="a454">
              <text:list-item>
                <text:list text:style-name="a454">
                  <text:list-item>
                    <text:list text:style-name="a454">
                      <text:list-item>
                        <text:list text:style-name="a454">
                          <text:list-item>
                            <text:list text:style-name="a454">
                              <text:list-item>
                                <text:p text:style-name="a453" text:class-names="" text:cond-style-name=""><text:span text:style-name="a451" text:class-names="">Fifth level</text:span><text:span text:style-name="a452" text:class-names=""/></text:p>
                              </text:list-item>
                            </text:list>
                          </text:list-item>
                        </text:list>
                      </text:list-item>
                    </text:list>
                  </text:list-item>
                </text:list>
              </text:list-item>
            </text:list>
          </draw:text-box>
          <svg:title/>
          <svg:desc/>
        </draw:frame>
        <draw:frame draw:id="id7" presentation:style-name="a458" draw:name="Footer Placeholder 5" svg:x="0in" svg:y="18.98766in" svg:width="4.70422in" svg:height="1.003in" presentation:class="footer" presentation:placeholder="false">
          <draw:text-box>
            <text:p text:style-name="a457" text:class-names="" text:cond-style-name=""><text:span text:style-name="a456" text:class-names=""/></text:p>
          </draw:text-box>
          <svg:title/>
          <svg:desc/>
        </draw:frame>
        <draw:frame draw:id="id8" presentation:style-name="a462" draw:name="Slide Number Placeholder 6" svg:x="6.14917in" svg:y="18.98766in" svg:width="4.70422in" svg:height="1.003in" presentation:class="page-number" presentation:placeholder="false">
          <draw:text-box>
            <text:p text:style-name="a461" text:class-names="" text:cond-style-name=""><text:span text:style-name="a459" text:class-names=""><text:page-number style:num-format="1" text:fixed="false">‹#›</text:page-number></text:span><text:span text:style-name="a460"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East of England and Midland LKS Network Event</dc:title>
    <meta:initial-creator>Catherine Mclaren</meta:initial-creator>
    <dc:creator>phoebe macindoe</dc:creator>
    <meta:creation-date>2020-09-14T13:05:24Z</meta:creation-date>
    <dc:date>2021-07-13T15:33:27Z</dc:date>
    <meta:print-date>2021-02-18T11:37:35Z</meta:print-date>
    <meta:editing-cycles>24</meta:editing-cycles>
    <meta:editing-duration>PT101152S</meta:editing-duration>
    <meta:user-defined meta:name="ContentTypeId">0x0101008652E82476CF91489C1EA7E2A8FC81DB</meta:user-defined>
    <meta:document-statistic meta:paragraph-count="115" meta:word-count="991"/>
  </office:meta>
</office:document-meta>
</file>